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429in"/>
    </style:style>
    <style:style style:name="co3" style:family="table-column">
      <style:table-column-properties fo:break-before="auto" style:column-width="0.6673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745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08in solid #000000" fo:border-left="0.0008in solid #000000" fo:border-right="none" fo:border-top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08in solid #000000" fo:background-color="#7da647" fo:border-left="0.0008in solid #000000" fo:border-right="none" fo:border-top="0.0008in solid #000000"/>
    </style:style>
    <style:style style:name="ce4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08in solid #000000" fo:border-left="none" fo:border-right="none" fo:border-top="0.0008in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08in solid #000000" fo:background-color="#7da647" fo:border-left="none" fo:border-right="none" fo:border-top="0.0008in solid #000000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 style:data-style-name="N1">
      <style:text-properties fo:font-style="italic" style:font-style-asian="italic" style:font-style-complex="italic"/>
    </style:style>
    <style:style style:name="ce9" style:family="table-cell" style:parent-style-name="Default" style:data-style-name="N2">
      <style:text-properties fo:font-style="italic" style:font-style-asian="italic" style:font-style-complex="italic"/>
    </style:style>
    <style:style style:name="ce10" style:family="table-cell" style:parent-style-name="Default" style:data-style-name="N117">
      <style:text-properties fo:font-style="italic" style:font-style-asian="italic" style:font-style-complex="italic"/>
    </style:style>
    <style:style style:name="ce1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117"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ackground-color="#00dcff"/>
      <style:text-properties fo:font-weight="bold" style:font-weight-asian="bold" style:font-weight-complex="bold"/>
    </style:style>
    <style:style style:name="ce14" style:family="table-cell" style:parent-style-name="Default" style:data-style-name="N1"/>
    <style:style style:name="ce15" style:family="table-cell" style:parent-style-name="Default">
      <style:table-cell-properties fo:background-color="#00dcff"/>
    </style:style>
    <style:style style:name="ce16" style:family="table-cell" style:parent-style-name="Default">
      <style:table-cell-properties fo:background-color="#7da647"/>
    </style:style>
    <style:style style:name="ce17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d320"/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2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2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2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8"/>
        <table:table-column table:style-name="co1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2" table:default-cell-style-name="ce8"/>
        <table:table-column table:style-name="co1" table:default-cell-style-name="ce9"/>
        <table:table-column table:style-name="co5" table:default-cell-style-name="ce10"/>
        <table:table-column table:style-name="co1" table:default-cell-style-name="ce12"/>
        <table:table-column table:style-name="co1" table:number-columns-repeated="2" table:default-cell-style-name="ce14"/>
        <table:table-column table:style-name="co1" table:number-columns-repeated="9" table:default-cell-style-name="Default"/>
        <table:table-row table:style-name="ro1">
          <table:table-cell office:value-type="string">
            <text:p>Values in <text:span text:style-name="T1">italic</text:span> are precalculated, no need to touch, green are the configurables</text:p>
          </table:table-cell>
          <table:table-cell table:style-name="Default" table:number-columns-repeated="7"/>
          <table:table-cell table:style-name="ce1" office:value-type="string">
            <text:p>Configuration String:</text:p>
          </table:table-cell>
          <table:table-cell table:style-name="Default"/>
          <table:table-cell table:style-name="ce13" table:formula="of:=(&quot;sXdb2m&quot;&amp;[.M6]&amp;&quot;M&quot;&amp;[.N6]&amp;&quot;G&quot;&amp;[.O6]&amp;&quot;F&quot;&amp;[.P6]&amp;&quot;C&quot;&amp;CONCATENATE([.A3];&quot;,&quot;;[.B3];&quot;,&quot;;[.C3];&quot;,&quot;;[.D3];&quot;,&quot;;[.E3];&quot;,&quot;;[.F3];&quot;,&quot;;[.G3];&quot;,&quot;;[.H3];&quot;,&quot;;[.I3];&quot;,&quot;;[.J3];&quot;,&quot;;[.K3];&quot;,&quot;;[.L3];&quot;,&quot;;[.M3];&quot;,&quot;;[.N3];&quot;,&quot;;[.O3]))" office:value-type="string" office:string-value="sXdb2m180M900G94F128C80,78,80,82,84,86,88,90,91,92,93,94,95,97,99">
            <text:p>sXdb2m180M900G94F128C80,78,80,82,84,86,88,90,91,92,93,94,95,97,99</text:p>
          </table:table-cell>
          <table:table-cell table:style-name="ce15" table:number-columns-repeated="5"/>
          <table:table-cell table:number-columns-repeated="5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number-columns-repeated="6"/>
        </table:table-row>
        <table:table-row table:style-name="ro2">
          <table:table-cell table:style-name="ce3" office:value-type="float" office:value="80">
            <text:p>80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91">
            <text:p>91</text:p>
          </table:table-cell>
          <table:table-cell table:style-name="ce6" office:value-type="float" office:value="92">
            <text:p>92</text:p>
          </table:table-cell>
          <table:table-cell table:style-name="ce6" office:value-type="float" office:value="93">
            <text:p>93</text:p>
          </table:table-cell>
          <table:table-cell table:style-name="ce6" office:value-type="float" office:value="94">
            <text:p>94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97">
            <text:p>97</text:p>
          </table:table-cell>
          <table:table-cell table:style-name="ce6" office:value-type="float" office:value="99">
            <text:p>99</text:p>
          </table:table-cell>
          <table:table-cell table:number-columns-repeated="6"/>
        </table:table-row>
        <table:table-row table:style-name="ro2">
          <table:table-cell table:style-name="Default" table:number-columns-repeated="12"/>
          <table:table-cell table:number-columns-repeated="9"/>
        </table:table-row>
        <table:table-row table:style-name="ro2">
          <table:table-cell office:value-type="string">
            <text:p>Input voltage</text:p>
          </table:table-cell>
          <table:table-cell table:style-name="ce7" office:value-type="string">
            <text:p>ADC value</text:p>
          </table:table-cell>
          <table:table-cell office:value-type="string">
            <text:p>Which point</text:p>
          </table:table-cell>
          <table:table-cell table:style-name="Default" office:value-type="string">
            <text:p>Applied</text:p>
          </table:table-cell>
          <table:table-cell office:value-type="string">
            <text:p>Multiplier</text:p>
          </table:table-cell>
          <table:table-cell table:style-name="ce7" office:value-type="string">
            <text:p>Converted value</text:p>
          </table:table-cell>
          <table:table-cell table:style-name="ce7" office:value-type="string">
            <text:p>Output value</text:p>
          </table:table-cell>
          <table:table-cell table:style-name="ce7" office:value-type="string">
            <text:p>Output voltage</text:p>
          </table:table-cell>
          <table:table-cell table:style-name="ce7" office:value-type="string">
            <text:p>Ratio (%)</text:p>
          </table:table-cell>
          <table:table-cell table:style-name="ce11" office:value-type="string">
            <office:annotation draw:style-name="gr2" draw:text-style-name="P2" svg:width="1.1413in" svg:height="0.7012in" svg:x="8.537in" svg:y="0.1366in" draw:caption-point-x="-0.2402in" draw:caption-point-y="0.5949in">
              <dc:date>2016-08-09T00:00:00</dc:date>
              <text:p text:style-name="P2">Relative difference between input and output (gain)</text:p>
            </office:annotation>
            <text:p>Relative negative ratio(%)</text:p>
          </table:table-cell>
          <table:table-cell table:style-name="Default" office:value-type="string">
            <office:annotation draw:style-name="gr3" draw:text-style-name="P2" svg:width="1.1413in" svg:height="0.8567in" svg:x="9.426in" svg:y="0.1366in" draw:caption-point-x="-0.2402in" draw:caption-point-y="0.5949in">
              <dc:date>2016-08-09T00:00:00</dc:date>
              <text:p text:style-name="P2">Absoulte difference between input and output (offset)</text:p>
            </office:annotation>
            <text:p>In-out</text:p>
          </table:table-cell>
          <table:table-cell table:style-name="Default" office:value-type="string">
            <office:annotation draw:style-name="gr4" draw:text-style-name="P2" svg:width="1.1413in" svg:height="0.5457in" svg:x="10.315in" svg:y="0.1366in" draw:caption-point-x="-0.2402in" draw:caption-point-y="0.5949in">
              <dc:date>2016-08-09T00:00:00</dc:date>
              <text:p text:style-name="P2">Avoid big changes during engine run</text:p>
            </office:annotation>
            <text:p>Next-prev jump</text:p>
          </table:table-cell>
          <table:table-cell table:style-name="ce1" office:value-type="string">
            <text:p>minRange</text:p>
          </table:table-cell>
          <table:table-cell table:style-name="ce1" office:value-type="string">
            <text:p>MaxRange</text:p>
          </table:table-cell>
          <table:table-cell table:style-name="ce1" office:value-type="string">
            <text:p>GlobalGain</text:p>
          </table:table-cell>
          <table:table-cell table:style-name="ce1" office:value-type="string">
            <text:p>GlobalOffset</text:p>
          </table:table-cell>
          <table:table-cell table:style-name="ce1" office:value-type="string">
            <text:p>Version</text:p>
          </table:table-cell>
          <table:table-cell table:style-name="ce1" office:value-type="string">
            <text:p>Curve points</text:p>
          </table:table-cell>
          <table:table-cell table:number-columns-repeated="3"/>
        </table:table-row>
        <table:table-row table:style-name="ro2">
          <table:table-cell table:style-name="ce4" office:value-type="float" office:value="0">
            <text:p>0</text:p>
          </table:table-cell>
          <table:table-cell table:formula="of:=[.A6]/[.$N$8]*[.$N$7]" office:value-type="float" office:value="0">
            <text:p>0</text:p>
          </table:table-cell>
          <table:table-cell table:formula="of:=MIN(MAX( ROUND(([.B6]-[.$M$6]-[.$N$9]/2) /[.$N$9] ); 0);[.$R$6])" office:value-type="float" office:value="0">
            <text:p>0</text:p>
          </table:table-cell>
          <table:table-cell table:formula="of:=IF(AND([.B6]&gt;[.$M$6];[.B6]&lt;[.$N$6]))" office:value-type="boolean" office:boolean-value="false">
            <text:p>FALSE</text:p>
          </table:table-cell>
          <table:table-cell table:formula="of:=INDIRECT(&quot;R3C&quot;&amp;([.C6]+1); 0)" office:value-type="float" office:value="80">
            <table:detective>
              <table:operation table:name="trace-errors" table:index="0"/>
            </table:detective>
            <text:p>80</text:p>
          </table:table-cell>
          <table:table-cell table:formula="of:=[.B6]*[.E6]/[.$N$10]" office:value-type="float" office:value="0">
            <text:p>0</text:p>
          </table:table-cell>
          <table:table-cell table:formula="of:=IF([.D6];[.F6];[.B6])" office:value-type="float" office:value="0">
            <text:p>0</text:p>
          </table:table-cell>
          <table:table-cell table:formula="of:=[.G6]/[.$N$7]*[.$N$8]" office:value-type="float" office:value="0">
            <text:p>0.00</text:p>
          </table:table-cell>
          <table:table-cell table:formula="of:=IF([.A6]&gt;0;[.H6]/[.A6]*100;100)" office:value-type="float" office:value="100">
            <text:p>100.0</text:p>
          </table:table-cell>
          <table:table-cell table:formula="of:=100-[.I6]" office:value-type="float" office:value="0">
            <text:p>0.0</text:p>
          </table:table-cell>
          <table:table-cell table:formula="of:=[.B6]-[.G6]" office:value-type="float" office:value="0">
            <text:p>0</text:p>
          </table:table-cell>
          <table:table-cell table:style-name="Default"/>
          <table:table-cell table:style-name="ce16" office:value-type="float" office:value="180">
            <text:p>180</text:p>
          </table:table-cell>
          <table:table-cell table:style-name="ce16" office:value-type="float" office:value="900">
            <text:p>900</text:p>
          </table:table-cell>
          <table:table-cell table:style-name="ce16" office:value-type="float" office:value="94">
            <text:p>94</text:p>
          </table:table-cell>
          <table:table-cell table:style-name="ce16" office:value-type="float" office:value="128">
            <text:p>128</text:p>
          </table:table-cell>
          <table:table-cell table:style-name="ce17" office:value-type="string">
            <text:p>db2</text:p>
          </table:table-cell>
          <table:table-cell table:style-name="ce18"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float" office:value="0.5">
            <text:p>0.5</text:p>
          </table:table-cell>
          <table:table-cell table:formula="of:=[.A7]/[.$N$8]*[.$N$7]" office:value-type="float" office:value="102.4">
            <text:p>102</text:p>
          </table:table-cell>
          <table:table-cell table:formula="of:=MIN(MAX( ROUND(([.B7]-[.$M$6]-[.$N$9]/2) /[.$N$9] ); 0);[.$R$6])" office:value-type="float" office:value="0">
            <text:p>0</text:p>
          </table:table-cell>
          <table:table-cell table:formula="of:=IF(AND([.B7]&gt;[.$M$6];[.B7]&lt;[.$N$6]))" office:value-type="boolean" office:boolean-value="false">
            <text:p>FALSE</text:p>
          </table:table-cell>
          <table:table-cell table:formula="of:=INDIRECT(&quot;R3C&quot;&amp;([.C7]+1); 0)" office:value-type="float" office:value="80">
            <table:detective>
              <table:operation table:name="trace-errors" table:index="1"/>
            </table:detective>
            <text:p>80</text:p>
          </table:table-cell>
          <table:table-cell table:formula="of:=[.B7]*[.E7]/[.$N$10]" office:value-type="float" office:value="81.92">
            <text:p>82</text:p>
          </table:table-cell>
          <table:table-cell table:formula="of:=IF([.D7];[.F7];[.B7])" office:value-type="float" office:value="102.4">
            <text:p>102</text:p>
          </table:table-cell>
          <table:table-cell table:formula="of:=[.G7]/[.$N$7]*[.$N$8]" office:value-type="float" office:value="0.5">
            <text:p>0.50</text:p>
          </table:table-cell>
          <table:table-cell table:formula="of:=IF([.A7]&gt;0;[.H7]/[.A7]*100;100)" office:value-type="float" office:value="100">
            <text:p>100.0</text:p>
          </table:table-cell>
          <table:table-cell table:formula="of:=100-[.I7]" office:value-type="float" office:value="0">
            <text:p>0.0</text:p>
          </table:table-cell>
          <table:table-cell table:formula="of:=[.B7]-[.G7]" office:value-type="float" office:value="0">
            <text:p>0</text:p>
          </table:table-cell>
          <table:table-cell table:formula="of:=[.K7]-[.K6]" office:value-type="float" office:value="0">
            <text:p>0</text:p>
          </table:table-cell>
          <table:table-cell office:value-type="string">
            <text:p>ADC range</text:p>
          </table:table-cell>
          <table:table-cell office:value-type="float" office:value="1024">
            <text:p>1024</text:p>
          </table:table-cell>
          <table:table-cell table:number-columns-repeated="7"/>
        </table:table-row>
        <table:table-row table:style-name="ro2">
          <table:table-cell office:value-type="float" office:value="0.6">
            <text:p>0.6</text:p>
          </table:table-cell>
          <table:table-cell table:formula="of:=[.A8]/[.$N$8]*[.$N$7]" office:value-type="float" office:value="122.88">
            <text:p>123</text:p>
          </table:table-cell>
          <table:table-cell table:formula="of:=MIN(MAX( ROUND(([.B8]-[.$M$6]-[.$N$9]/2) /[.$N$9] ); 0);[.$R$6])" office:value-type="float" office:value="0">
            <text:p>0</text:p>
          </table:table-cell>
          <table:table-cell table:formula="of:=IF(AND([.B8]&gt;[.$M$6];[.B8]&lt;[.$N$6]))" office:value-type="boolean" office:boolean-value="false">
            <text:p>FALSE</text:p>
          </table:table-cell>
          <table:table-cell table:formula="of:=INDIRECT(&quot;R3C&quot;&amp;([.C8]+1); 0)" office:value-type="float" office:value="80">
            <text:p>80</text:p>
          </table:table-cell>
          <table:table-cell table:formula="of:=[.B8]*[.E8]/[.$N$10]" office:value-type="float" office:value="98.304">
            <text:p>98</text:p>
          </table:table-cell>
          <table:table-cell table:formula="of:=IF([.D8];[.F8];[.B8])" office:value-type="float" office:value="122.88">
            <text:p>123</text:p>
          </table:table-cell>
          <table:table-cell table:formula="of:=[.G8]/[.$N$7]*[.$N$8]" office:value-type="float" office:value="0.6">
            <text:p>0.60</text:p>
          </table:table-cell>
          <table:table-cell table:formula="of:=IF([.A8]&gt;0;[.H8]/[.A8]*100;100)" office:value-type="float" office:value="100">
            <text:p>100.0</text:p>
          </table:table-cell>
          <table:table-cell table:formula="of:=100-[.I8]" office:value-type="float" office:value="0">
            <text:p>0.0</text:p>
          </table:table-cell>
          <table:table-cell table:formula="of:=[.B8]-[.G8]" office:value-type="float" office:value="0">
            <text:p>0</text:p>
          </table:table-cell>
          <table:table-cell table:formula="of:=[.K8]-[.K7]" office:value-type="float" office:value="0">
            <text:p>0</text:p>
          </table:table-cell>
          <table:table-cell office:value-type="string">
            <text:p>ADC max V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office:value-type="float" office:value="0.7">
            <text:p>0.7</text:p>
          </table:table-cell>
          <table:table-cell table:formula="of:=[.A9]/[.$N$8]*[.$N$7]" office:value-type="float" office:value="143.36">
            <text:p>143</text:p>
          </table:table-cell>
          <table:table-cell table:formula="of:=MIN(MAX( ROUND(([.B9]-[.$M$6]-[.$N$9]/2) /[.$N$9] ); 0);[.$R$6])" office:value-type="float" office:value="0">
            <text:p>0</text:p>
          </table:table-cell>
          <table:table-cell table:formula="of:=IF(AND([.B9]&gt;[.$M$6];[.B9]&lt;[.$N$6]))" office:value-type="boolean" office:boolean-value="false">
            <text:p>FALSE</text:p>
          </table:table-cell>
          <table:table-cell table:formula="of:=INDIRECT(&quot;R3C&quot;&amp;([.C9]+1); 0)" office:value-type="float" office:value="80">
            <text:p>80</text:p>
          </table:table-cell>
          <table:table-cell table:formula="of:=[.B9]*[.E9]/[.$N$10]" office:value-type="float" office:value="114.688">
            <text:p>115</text:p>
          </table:table-cell>
          <table:table-cell table:formula="of:=IF([.D9];[.F9];[.B9])" office:value-type="float" office:value="143.36">
            <text:p>143</text:p>
          </table:table-cell>
          <table:table-cell table:formula="of:=[.G9]/[.$N$7]*[.$N$8]" office:value-type="float" office:value="0.7">
            <text:p>0.70</text:p>
          </table:table-cell>
          <table:table-cell table:formula="of:=IF([.A9]&gt;0;[.H9]/[.A9]*100;100)" office:value-type="float" office:value="100">
            <text:p>100.0</text:p>
          </table:table-cell>
          <table:table-cell table:formula="of:=100-[.I9]" office:value-type="float" office:value="0">
            <text:p>0.0</text:p>
          </table:table-cell>
          <table:table-cell table:formula="of:=[.B9]-[.G9]" office:value-type="float" office:value="0">
            <text:p>0</text:p>
          </table:table-cell>
          <table:table-cell table:formula="of:=[.K9]-[.K8]" office:value-type="float" office:value="0">
            <text:p>0</text:p>
          </table:table-cell>
          <table:table-cell table:style-name="ce7" office:value-type="string">
            <text:p>Bin size</text:p>
          </table:table-cell>
          <table:table-cell table:style-name="ce7" table:formula="of:=([.N6]-[.M6])/[.R6]" office:value-type="float" office:value="48">
            <text:p>48</text:p>
          </table:table-cell>
          <table:table-cell table:number-columns-repeated="7"/>
        </table:table-row>
        <table:table-row table:style-name="ro2">
          <table:table-cell office:value-type="float" office:value="0.8">
            <text:p>0.8</text:p>
          </table:table-cell>
          <table:table-cell table:formula="of:=[.A10]/[.$N$8]*[.$N$7]" office:value-type="float" office:value="163.84">
            <text:p>164</text:p>
          </table:table-cell>
          <table:table-cell table:formula="of:=MIN(MAX( ROUND(([.B10]-[.$M$6]-[.$N$9]/2) /[.$N$9] ); 0);[.$R$6])" office:value-type="float" office:value="0">
            <text:p>0</text:p>
          </table:table-cell>
          <table:table-cell table:formula="of:=IF(AND([.B10]&gt;[.$M$6];[.B10]&lt;[.$N$6]))" office:value-type="boolean" office:boolean-value="false">
            <text:p>FALSE</text:p>
          </table:table-cell>
          <table:table-cell table:formula="of:=INDIRECT(&quot;R3C&quot;&amp;([.C10]+1); 0)" office:value-type="float" office:value="80">
            <text:p>80</text:p>
          </table:table-cell>
          <table:table-cell table:formula="of:=[.B10]*[.E10]/[.$N$10]" office:value-type="float" office:value="131.072">
            <text:p>131</text:p>
          </table:table-cell>
          <table:table-cell table:formula="of:=IF([.D10];[.F10];[.B10])" office:value-type="float" office:value="163.84">
            <text:p>164</text:p>
          </table:table-cell>
          <table:table-cell table:formula="of:=[.G10]/[.$N$7]*[.$N$8]" office:value-type="float" office:value="0.8">
            <text:p>0.80</text:p>
          </table:table-cell>
          <table:table-cell table:formula="of:=IF([.A10]&gt;0;[.H10]/[.A10]*100;100)" office:value-type="float" office:value="100">
            <text:p>100.0</text:p>
          </table:table-cell>
          <table:table-cell table:formula="of:=100-[.I10]" office:value-type="float" office:value="0">
            <text:p>0.0</text:p>
          </table:table-cell>
          <table:table-cell table:formula="of:=[.B10]-[.G10]" office:value-type="float" office:value="0">
            <text:p>0</text:p>
          </table:table-cell>
          <table:table-cell table:formula="of:=[.K10]-[.K9]" office:value-type="float" office:value="0">
            <text:p>0</text:p>
          </table:table-cell>
          <table:table-cell table:style-name="ce7" office:value-type="string">
            <text:p>Unity offset</text:p>
          </table:table-cell>
          <table:table-cell table:style-name="ce7" office:value-type="float" office:value="100">
            <text:p>100</text:p>
          </table:table-cell>
          <table:table-cell table:number-columns-repeated="6"/>
          <table:table-cell>
            <draw:frame table:end-cell-address="Sheet1.AH46" table:end-x="0.5858in" table:end-y="0.015in" draw:z-index="0" draw:style-name="gr1" draw:text-style-name="P1" svg:width="11.2776in" svg:height="6.3744in" svg:x="0.8657in" svg:y="0.0417in">
              <draw:object draw:notify-on-update-of-ranges="Sheet1.A5:Sheet1.A5 Sheet1.A6:Sheet1.A53 Sheet1.H5:Sheet1.H5 Sheet1.H6:Sheet1.H53 Sheet1.J5:Sheet1.J5 Sheet1.J6:Sheet1.J5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float" office:value="0.9">
            <text:p>0.9</text:p>
          </table:table-cell>
          <table:table-cell table:formula="of:=[.A11]/[.$N$8]*[.$N$7]" office:value-type="float" office:value="184.32">
            <text:p>184</text:p>
          </table:table-cell>
          <table:table-cell table:formula="of:=MIN(MAX( ROUND(([.B11]-[.$M$6]-[.$N$9]/2) /[.$N$9] ); 0);[.$R$6])" office:value-type="float" office:value="0">
            <text:p>0</text:p>
          </table:table-cell>
          <table:table-cell table:formula="of:=IF(AND([.B11]&gt;[.$M$6];[.B11]&lt;[.$N$6]))" office:value-type="boolean" office:boolean-value="true">
            <text:p>TRUE</text:p>
          </table:table-cell>
          <table:table-cell table:formula="of:=INDIRECT(&quot;R3C&quot;&amp;([.C11]+1); 0)" office:value-type="float" office:value="80">
            <text:p>80</text:p>
          </table:table-cell>
          <table:table-cell table:formula="of:=[.B11]*[.E11]/[.$N$10]" office:value-type="float" office:value="147.456">
            <text:p>147</text:p>
          </table:table-cell>
          <table:table-cell table:formula="of:=IF([.D11];[.F11];[.B11])" office:value-type="float" office:value="147.456">
            <text:p>147</text:p>
          </table:table-cell>
          <table:table-cell table:formula="of:=[.G11]/[.$N$7]*[.$N$8]" office:value-type="float" office:value="0.72">
            <text:p>0.72</text:p>
          </table:table-cell>
          <table:table-cell table:formula="of:=IF([.A11]&gt;0;[.H11]/[.A11]*100;100)" office:value-type="float" office:value="80">
            <text:p>80.0</text:p>
          </table:table-cell>
          <table:table-cell table:formula="of:=100-[.I11]" office:value-type="float" office:value="20">
            <text:p>20.0</text:p>
          </table:table-cell>
          <table:table-cell table:formula="of:=[.B11]-[.G11]" office:value-type="float" office:value="36.864">
            <text:p>37</text:p>
          </table:table-cell>
          <table:table-cell table:formula="of:=[.K11]-[.K10]" office:value-type="float" office:value="36.864">
            <text:p>37</text:p>
          </table:table-cell>
          <table:table-cell>
            <draw:frame table:end-cell-address="Sheet1.U45" table:end-x="0.8543in" table:end-y="0.1106in" draw:z-index="1" draw:style-name="gr1" draw:text-style-name="P1" svg:width="7.9008in" svg:height="6.102in" svg:x="0.0657in" svg:y="0.0539in">
              <draw:object draw:notify-on-update-of-ranges="Sheet1.A6:Sheet1.A53 Sheet1.H5:Sheet1.H5 Sheet1.H6:Sheet1.H53 Sheet1.A6:Sheet1.A53 Sheet1.J5:Sheet1.J5 Sheet1.J6:Sheet1.J5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2">
          <table:table-cell office:value-type="float" office:value="1">
            <text:p>1</text:p>
          </table:table-cell>
          <table:table-cell table:formula="of:=[.A12]/[.$N$8]*[.$N$7]" office:value-type="float" office:value="204.8">
            <text:p>205</text:p>
          </table:table-cell>
          <table:table-cell table:formula="of:=MIN(MAX( ROUND(([.B12]-[.$M$6]-[.$N$9]/2) /[.$N$9] ); 0);[.$R$6])" office:value-type="float" office:value="0">
            <text:p>0</text:p>
          </table:table-cell>
          <table:table-cell table:formula="of:=IF(AND([.B12]&gt;[.$M$6];[.B12]&lt;[.$N$6]))" office:value-type="boolean" office:boolean-value="true">
            <text:p>TRUE</text:p>
          </table:table-cell>
          <table:table-cell table:formula="of:=INDIRECT(&quot;R3C&quot;&amp;([.C12]+1); 0)" office:value-type="float" office:value="80">
            <text:p>80</text:p>
          </table:table-cell>
          <table:table-cell table:formula="of:=[.B12]*[.E12]/[.$N$10]" office:value-type="float" office:value="163.84">
            <text:p>164</text:p>
          </table:table-cell>
          <table:table-cell table:formula="of:=IF([.D12];[.F12];[.B12])" office:value-type="float" office:value="163.84">
            <text:p>164</text:p>
          </table:table-cell>
          <table:table-cell table:formula="of:=[.G12]/[.$N$7]*[.$N$8]" office:value-type="float" office:value="0.8">
            <text:p>0.80</text:p>
          </table:table-cell>
          <table:table-cell table:formula="of:=IF([.A12]&gt;0;[.H12]/[.A12]*100;100)" office:value-type="float" office:value="80">
            <text:p>80.0</text:p>
          </table:table-cell>
          <table:table-cell table:formula="of:=100-[.I12]" office:value-type="float" office:value="20">
            <text:p>20.0</text:p>
          </table:table-cell>
          <table:table-cell table:formula="of:=[.B12]-[.G12]" office:value-type="float" office:value="40.96">
            <text:p>41</text:p>
          </table:table-cell>
          <table:table-cell table:formula="of:=[.K12]-[.K11]" office:value-type="float" office:value="4.096">
            <text:p>4</text:p>
          </table:table-cell>
          <table:table-cell table:number-columns-repeated="9"/>
        </table:table-row>
        <table:table-row table:style-name="ro2">
          <table:table-cell office:value-type="float" office:value="1.1">
            <text:p>1.1</text:p>
          </table:table-cell>
          <table:table-cell table:formula="of:=[.A13]/[.$N$8]*[.$N$7]" office:value-type="float" office:value="225.28">
            <text:p>225</text:p>
          </table:table-cell>
          <table:table-cell table:formula="of:=MIN(MAX( ROUND(([.B13]-[.$M$6]-[.$N$9]/2) /[.$N$9] ); 0);[.$R$6])" office:value-type="float" office:value="0">
            <text:p>0</text:p>
          </table:table-cell>
          <table:table-cell table:formula="of:=IF(AND([.B13]&gt;[.$M$6];[.B13]&lt;[.$N$6]))" office:value-type="boolean" office:boolean-value="true">
            <text:p>TRUE</text:p>
          </table:table-cell>
          <table:table-cell table:formula="of:=INDIRECT(&quot;R3C&quot;&amp;([.C13]+1); 0)" office:value-type="float" office:value="80">
            <text:p>80</text:p>
          </table:table-cell>
          <table:table-cell table:formula="of:=[.B13]*[.E13]/[.$N$10]" office:value-type="float" office:value="180.224">
            <text:p>180</text:p>
          </table:table-cell>
          <table:table-cell table:formula="of:=IF([.D13];[.F13];[.B13])" office:value-type="float" office:value="180.224">
            <text:p>180</text:p>
          </table:table-cell>
          <table:table-cell table:formula="of:=[.G13]/[.$N$7]*[.$N$8]" office:value-type="float" office:value="0.88">
            <text:p>0.88</text:p>
          </table:table-cell>
          <table:table-cell table:formula="of:=IF([.A13]&gt;0;[.H13]/[.A13]*100;100)" office:value-type="float" office:value="80">
            <text:p>80.0</text:p>
          </table:table-cell>
          <table:table-cell table:formula="of:=100-[.I13]" office:value-type="float" office:value="20">
            <text:p>20.0</text:p>
          </table:table-cell>
          <table:table-cell table:formula="of:=[.B13]-[.G13]" office:value-type="float" office:value="45.056">
            <text:p>45</text:p>
          </table:table-cell>
          <table:table-cell table:formula="of:=[.K13]-[.K12]" office:value-type="float" office:value="4.096">
            <text:p>4</text:p>
          </table:table-cell>
          <table:table-cell table:number-columns-repeated="9"/>
        </table:table-row>
        <table:table-row table:style-name="ro2">
          <table:table-cell office:value-type="float" office:value="1.2">
            <text:p>1.2</text:p>
          </table:table-cell>
          <table:table-cell table:formula="of:=[.A14]/[.$N$8]*[.$N$7]" office:value-type="float" office:value="245.76">
            <text:p>246</text:p>
          </table:table-cell>
          <table:table-cell table:formula="of:=MIN(MAX( ROUND(([.B14]-[.$M$6]-[.$N$9]/2) /[.$N$9] ); 0);[.$R$6])" office:value-type="float" office:value="1">
            <text:p>1</text:p>
          </table:table-cell>
          <table:table-cell table:formula="of:=IF(AND([.B14]&gt;[.$M$6];[.B14]&lt;[.$N$6]))" office:value-type="boolean" office:boolean-value="true">
            <text:p>TRUE</text:p>
          </table:table-cell>
          <table:table-cell table:formula="of:=INDIRECT(&quot;R3C&quot;&amp;([.C14]+1); 0)" office:value-type="float" office:value="78">
            <text:p>78</text:p>
          </table:table-cell>
          <table:table-cell table:formula="of:=[.B14]*[.E14]/[.$N$10]" office:value-type="float" office:value="191.6928">
            <text:p>192</text:p>
          </table:table-cell>
          <table:table-cell table:formula="of:=IF([.D14];[.F14];[.B14])" office:value-type="float" office:value="191.6928">
            <text:p>192</text:p>
          </table:table-cell>
          <table:table-cell table:formula="of:=[.G14]/[.$N$7]*[.$N$8]" office:value-type="float" office:value="0.936">
            <text:p>0.94</text:p>
          </table:table-cell>
          <table:table-cell table:formula="of:=IF([.A14]&gt;0;[.H14]/[.A14]*100;100)" office:value-type="float" office:value="78">
            <text:p>78.0</text:p>
          </table:table-cell>
          <table:table-cell table:formula="of:=100-[.I14]" office:value-type="float" office:value="22">
            <text:p>22.0</text:p>
          </table:table-cell>
          <table:table-cell table:formula="of:=[.B14]-[.G14]" office:value-type="float" office:value="54.0672">
            <text:p>54</text:p>
          </table:table-cell>
          <table:table-cell table:formula="of:=[.K14]-[.K13]" office:value-type="float" office:value="9.0112">
            <text:p>9</text:p>
          </table:table-cell>
          <table:table-cell table:number-columns-repeated="9"/>
        </table:table-row>
        <table:table-row table:style-name="ro2">
          <table:table-cell office:value-type="float" office:value="1.3">
            <text:p>1.3</text:p>
          </table:table-cell>
          <table:table-cell table:formula="of:=[.A15]/[.$N$8]*[.$N$7]" office:value-type="float" office:value="266.24">
            <text:p>266</text:p>
          </table:table-cell>
          <table:table-cell table:formula="of:=MIN(MAX( ROUND(([.B15]-[.$M$6]-[.$N$9]/2) /[.$N$9] ); 0);[.$R$6])" office:value-type="float" office:value="1">
            <text:p>1</text:p>
          </table:table-cell>
          <table:table-cell table:formula="of:=IF(AND([.B15]&gt;[.$M$6];[.B15]&lt;[.$N$6]))" office:value-type="boolean" office:boolean-value="true">
            <text:p>TRUE</text:p>
          </table:table-cell>
          <table:table-cell table:formula="of:=INDIRECT(&quot;R3C&quot;&amp;([.C15]+1); 0)" office:value-type="float" office:value="78">
            <text:p>78</text:p>
          </table:table-cell>
          <table:table-cell table:formula="of:=[.B15]*[.E15]/[.$N$10]" office:value-type="float" office:value="207.6672">
            <text:p>208</text:p>
          </table:table-cell>
          <table:table-cell table:formula="of:=IF([.D15];[.F15];[.B15])" office:value-type="float" office:value="207.6672">
            <text:p>208</text:p>
          </table:table-cell>
          <table:table-cell table:formula="of:=[.G15]/[.$N$7]*[.$N$8]" office:value-type="float" office:value="1.014">
            <text:p>1.01</text:p>
          </table:table-cell>
          <table:table-cell table:formula="of:=IF([.A15]&gt;0;[.H15]/[.A15]*100;100)" office:value-type="float" office:value="78">
            <text:p>78.0</text:p>
          </table:table-cell>
          <table:table-cell table:formula="of:=100-[.I15]" office:value-type="float" office:value="22">
            <text:p>22.0</text:p>
          </table:table-cell>
          <table:table-cell table:formula="of:=[.B15]-[.G15]" office:value-type="float" office:value="58.5728">
            <text:p>59</text:p>
          </table:table-cell>
          <table:table-cell table:formula="of:=[.K15]-[.K14]" office:value-type="float" office:value="4.50559999999999">
            <text:p>5</text:p>
          </table:table-cell>
          <table:table-cell table:number-columns-repeated="9"/>
        </table:table-row>
        <table:table-row table:style-name="ro2">
          <table:table-cell office:value-type="float" office:value="1.4">
            <text:p>1.4</text:p>
          </table:table-cell>
          <table:table-cell table:formula="of:=[.A16]/[.$N$8]*[.$N$7]" office:value-type="float" office:value="286.72">
            <text:p>287</text:p>
          </table:table-cell>
          <table:table-cell table:formula="of:=MIN(MAX( ROUND(([.B16]-[.$M$6]-[.$N$9]/2) /[.$N$9] ); 0);[.$R$6])" office:value-type="float" office:value="2">
            <text:p>2</text:p>
          </table:table-cell>
          <table:table-cell table:formula="of:=IF(AND([.B16]&gt;[.$M$6];[.B16]&lt;[.$N$6]))" office:value-type="boolean" office:boolean-value="true">
            <text:p>TRUE</text:p>
          </table:table-cell>
          <table:table-cell table:formula="of:=INDIRECT(&quot;R3C&quot;&amp;([.C16]+1); 0)" office:value-type="float" office:value="80">
            <text:p>80</text:p>
          </table:table-cell>
          <table:table-cell table:formula="of:=[.B16]*[.E16]/[.$N$10]" office:value-type="float" office:value="229.376">
            <text:p>229</text:p>
          </table:table-cell>
          <table:table-cell table:formula="of:=IF([.D16];[.F16];[.B16])" office:value-type="float" office:value="229.376">
            <text:p>229</text:p>
          </table:table-cell>
          <table:table-cell table:formula="of:=[.G16]/[.$N$7]*[.$N$8]" office:value-type="float" office:value="1.12">
            <text:p>1.12</text:p>
          </table:table-cell>
          <table:table-cell table:formula="of:=IF([.A16]&gt;0;[.H16]/[.A16]*100;100)" office:value-type="float" office:value="80">
            <text:p>80.0</text:p>
          </table:table-cell>
          <table:table-cell table:formula="of:=100-[.I16]" office:value-type="float" office:value="20">
            <text:p>20.0</text:p>
          </table:table-cell>
          <table:table-cell table:formula="of:=[.B16]-[.G16]" office:value-type="float" office:value="57.344">
            <text:p>57</text:p>
          </table:table-cell>
          <table:table-cell table:formula="of:=[.K16]-[.K15]" office:value-type="float" office:value="-1.22880000000001">
            <text:p>-1</text:p>
          </table:table-cell>
          <table:table-cell table:number-columns-repeated="9"/>
        </table:table-row>
        <table:table-row table:style-name="ro2">
          <table:table-cell office:value-type="float" office:value="1.5">
            <text:p>1.5</text:p>
          </table:table-cell>
          <table:table-cell table:formula="of:=[.A17]/[.$N$8]*[.$N$7]" office:value-type="float" office:value="307.2">
            <text:p>307</text:p>
          </table:table-cell>
          <table:table-cell table:formula="of:=MIN(MAX( ROUND(([.B17]-[.$M$6]-[.$N$9]/2) /[.$N$9] ); 0);[.$R$6])" office:value-type="float" office:value="2">
            <text:p>2</text:p>
          </table:table-cell>
          <table:table-cell table:formula="of:=IF(AND([.B17]&gt;[.$M$6];[.B17]&lt;[.$N$6]))" office:value-type="boolean" office:boolean-value="true">
            <text:p>TRUE</text:p>
          </table:table-cell>
          <table:table-cell table:formula="of:=INDIRECT(&quot;R3C&quot;&amp;([.C17]+1); 0)" office:value-type="float" office:value="80">
            <text:p>80</text:p>
          </table:table-cell>
          <table:table-cell table:formula="of:=[.B17]*[.E17]/[.$N$10]" office:value-type="float" office:value="245.76">
            <text:p>246</text:p>
          </table:table-cell>
          <table:table-cell table:formula="of:=IF([.D17];[.F17];[.B17])" office:value-type="float" office:value="245.76">
            <text:p>246</text:p>
          </table:table-cell>
          <table:table-cell table:formula="of:=[.G17]/[.$N$7]*[.$N$8]" office:value-type="float" office:value="1.2">
            <text:p>1.20</text:p>
          </table:table-cell>
          <table:table-cell table:formula="of:=IF([.A17]&gt;0;[.H17]/[.A17]*100;100)" office:value-type="float" office:value="80">
            <text:p>80.0</text:p>
          </table:table-cell>
          <table:table-cell table:formula="of:=100-[.I17]" office:value-type="float" office:value="20">
            <text:p>20.0</text:p>
          </table:table-cell>
          <table:table-cell table:formula="of:=[.B17]-[.G17]" office:value-type="float" office:value="61.44">
            <text:p>61</text:p>
          </table:table-cell>
          <table:table-cell table:formula="of:=[.K17]-[.K16]" office:value-type="float" office:value="4.096">
            <text:p>4</text:p>
          </table:table-cell>
          <table:table-cell table:number-columns-repeated="9"/>
        </table:table-row>
        <table:table-row table:style-name="ro2">
          <table:table-cell office:value-type="float" office:value="1.6">
            <text:p>1.6</text:p>
          </table:table-cell>
          <table:table-cell table:formula="of:=[.A18]/[.$N$8]*[.$N$7]" office:value-type="float" office:value="327.68">
            <text:p>328</text:p>
          </table:table-cell>
          <table:table-cell table:formula="of:=MIN(MAX( ROUND(([.B18]-[.$M$6]-[.$N$9]/2) /[.$N$9] ); 0);[.$R$6])" office:value-type="float" office:value="3">
            <text:p>3</text:p>
          </table:table-cell>
          <table:table-cell table:formula="of:=IF(AND([.B18]&gt;[.$M$6];[.B18]&lt;[.$N$6]))" office:value-type="boolean" office:boolean-value="true">
            <text:p>TRUE</text:p>
          </table:table-cell>
          <table:table-cell table:formula="of:=INDIRECT(&quot;R3C&quot;&amp;([.C18]+1); 0)" office:value-type="float" office:value="82">
            <text:p>82</text:p>
          </table:table-cell>
          <table:table-cell table:formula="of:=[.B18]*[.E18]/[.$N$10]" office:value-type="float" office:value="268.6976">
            <text:p>269</text:p>
          </table:table-cell>
          <table:table-cell table:formula="of:=IF([.D18];[.F18];[.B18])" office:value-type="float" office:value="268.6976">
            <text:p>269</text:p>
          </table:table-cell>
          <table:table-cell table:formula="of:=[.G18]/[.$N$7]*[.$N$8]" office:value-type="float" office:value="1.312">
            <text:p>1.31</text:p>
          </table:table-cell>
          <table:table-cell table:formula="of:=IF([.A18]&gt;0;[.H18]/[.A18]*100;100)" office:value-type="float" office:value="82">
            <text:p>82.0</text:p>
          </table:table-cell>
          <table:table-cell table:formula="of:=100-[.I18]" office:value-type="float" office:value="18">
            <text:p>18.0</text:p>
          </table:table-cell>
          <table:table-cell table:formula="of:=[.B18]-[.G18]" office:value-type="float" office:value="58.9824">
            <text:p>59</text:p>
          </table:table-cell>
          <table:table-cell table:formula="of:=[.K18]-[.K17]" office:value-type="float" office:value="-2.45760000000001">
            <text:p>-2</text:p>
          </table:table-cell>
          <table:table-cell table:number-columns-repeated="9"/>
        </table:table-row>
        <table:table-row table:style-name="ro2">
          <table:table-cell office:value-type="float" office:value="1.7">
            <text:p>1.7</text:p>
          </table:table-cell>
          <table:table-cell table:formula="of:=[.A19]/[.$N$8]*[.$N$7]" office:value-type="float" office:value="348.16">
            <text:p>348</text:p>
          </table:table-cell>
          <table:table-cell table:formula="of:=MIN(MAX( ROUND(([.B19]-[.$M$6]-[.$N$9]/2) /[.$N$9] ); 0);[.$R$6])" office:value-type="float" office:value="3">
            <text:p>3</text:p>
          </table:table-cell>
          <table:table-cell table:formula="of:=IF(AND([.B19]&gt;[.$M$6];[.B19]&lt;[.$N$6]))" office:value-type="boolean" office:boolean-value="true">
            <text:p>TRUE</text:p>
          </table:table-cell>
          <table:table-cell table:formula="of:=INDIRECT(&quot;R3C&quot;&amp;([.C19]+1); 0)" office:value-type="float" office:value="82">
            <text:p>82</text:p>
          </table:table-cell>
          <table:table-cell table:formula="of:=[.B19]*[.E19]/[.$N$10]" office:value-type="float" office:value="285.4912">
            <text:p>285</text:p>
          </table:table-cell>
          <table:table-cell table:formula="of:=IF([.D19];[.F19];[.B19])" office:value-type="float" office:value="285.4912">
            <text:p>285</text:p>
          </table:table-cell>
          <table:table-cell table:formula="of:=[.G19]/[.$N$7]*[.$N$8]" office:value-type="float" office:value="1.394">
            <text:p>1.39</text:p>
          </table:table-cell>
          <table:table-cell table:formula="of:=IF([.A19]&gt;0;[.H19]/[.A19]*100;100)" office:value-type="float" office:value="82">
            <text:p>82.0</text:p>
          </table:table-cell>
          <table:table-cell table:formula="of:=100-[.I19]" office:value-type="float" office:value="18">
            <text:p>18.0</text:p>
          </table:table-cell>
          <table:table-cell table:formula="of:=[.B19]-[.G19]" office:value-type="float" office:value="62.6688">
            <text:p>63</text:p>
          </table:table-cell>
          <table:table-cell table:formula="of:=[.K19]-[.K18]" office:value-type="float" office:value="3.68639999999999">
            <text:p>4</text:p>
          </table:table-cell>
          <table:table-cell table:number-columns-repeated="9"/>
        </table:table-row>
        <table:table-row table:style-name="ro2">
          <table:table-cell office:value-type="float" office:value="1.8">
            <text:p>1.8</text:p>
          </table:table-cell>
          <table:table-cell table:formula="of:=[.A20]/[.$N$8]*[.$N$7]" office:value-type="float" office:value="368.64">
            <text:p>369</text:p>
          </table:table-cell>
          <table:table-cell table:formula="of:=MIN(MAX( ROUND(([.B20]-[.$M$6]-[.$N$9]/2) /[.$N$9] ); 0);[.$R$6])" office:value-type="float" office:value="3">
            <text:p>3</text:p>
          </table:table-cell>
          <table:table-cell table:formula="of:=IF(AND([.B20]&gt;[.$M$6];[.B20]&lt;[.$N$6]))" office:value-type="boolean" office:boolean-value="true">
            <text:p>TRUE</text:p>
          </table:table-cell>
          <table:table-cell table:formula="of:=INDIRECT(&quot;R3C&quot;&amp;([.C20]+1); 0)" office:value-type="float" office:value="82">
            <text:p>82</text:p>
          </table:table-cell>
          <table:table-cell table:formula="of:=[.B20]*[.E20]/[.$N$10]" office:value-type="float" office:value="302.2848">
            <text:p>302</text:p>
          </table:table-cell>
          <table:table-cell table:formula="of:=IF([.D20];[.F20];[.B20])" office:value-type="float" office:value="302.2848">
            <text:p>302</text:p>
          </table:table-cell>
          <table:table-cell table:formula="of:=[.G20]/[.$N$7]*[.$N$8]" office:value-type="float" office:value="1.476">
            <text:p>1.48</text:p>
          </table:table-cell>
          <table:table-cell table:formula="of:=IF([.A20]&gt;0;[.H20]/[.A20]*100;100)" office:value-type="float" office:value="82">
            <text:p>82.0</text:p>
          </table:table-cell>
          <table:table-cell table:formula="of:=100-[.I20]" office:value-type="float" office:value="18">
            <text:p>18.0</text:p>
          </table:table-cell>
          <table:table-cell table:formula="of:=[.B20]-[.G20]" office:value-type="float" office:value="66.3552">
            <text:p>66</text:p>
          </table:table-cell>
          <table:table-cell table:formula="of:=[.K20]-[.K19]" office:value-type="float" office:value="3.68639999999999">
            <text:p>4</text:p>
          </table:table-cell>
          <table:table-cell table:number-columns-repeated="9"/>
        </table:table-row>
        <table:table-row table:style-name="ro2">
          <table:table-cell office:value-type="float" office:value="1.9">
            <text:p>1.9</text:p>
          </table:table-cell>
          <table:table-cell table:formula="of:=[.A21]/[.$N$8]*[.$N$7]" office:value-type="float" office:value="389.12">
            <text:p>389</text:p>
          </table:table-cell>
          <table:table-cell table:formula="of:=MIN(MAX( ROUND(([.B21]-[.$M$6]-[.$N$9]/2) /[.$N$9] ); 0);[.$R$6])" office:value-type="float" office:value="4">
            <text:p>4</text:p>
          </table:table-cell>
          <table:table-cell table:formula="of:=IF(AND([.B21]&gt;[.$M$6];[.B21]&lt;[.$N$6]))" office:value-type="boolean" office:boolean-value="true">
            <text:p>TRUE</text:p>
          </table:table-cell>
          <table:table-cell table:formula="of:=INDIRECT(&quot;R3C&quot;&amp;([.C21]+1); 0)" office:value-type="float" office:value="84">
            <text:p>84</text:p>
          </table:table-cell>
          <table:table-cell table:formula="of:=[.B21]*[.E21]/[.$N$10]" office:value-type="float" office:value="326.8608">
            <text:p>327</text:p>
          </table:table-cell>
          <table:table-cell table:formula="of:=IF([.D21];[.F21];[.B21])" office:value-type="float" office:value="326.8608">
            <text:p>327</text:p>
          </table:table-cell>
          <table:table-cell table:formula="of:=[.G21]/[.$N$7]*[.$N$8]" office:value-type="float" office:value="1.596">
            <text:p>1.60</text:p>
          </table:table-cell>
          <table:table-cell table:formula="of:=IF([.A21]&gt;0;[.H21]/[.A21]*100;100)" office:value-type="float" office:value="84">
            <text:p>84.0</text:p>
          </table:table-cell>
          <table:table-cell table:formula="of:=100-[.I21]" office:value-type="float" office:value="16">
            <text:p>16.0</text:p>
          </table:table-cell>
          <table:table-cell table:formula="of:=[.B21]-[.G21]" office:value-type="float" office:value="62.2592">
            <text:p>62</text:p>
          </table:table-cell>
          <table:table-cell table:formula="of:=[.K21]-[.K20]" office:value-type="float" office:value="-4.096">
            <text:p>-4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formula="of:=[.A22]/[.$N$8]*[.$N$7]" office:value-type="float" office:value="409.6">
            <text:p>410</text:p>
          </table:table-cell>
          <table:table-cell table:formula="of:=MIN(MAX( ROUND(([.B22]-[.$M$6]-[.$N$9]/2) /[.$N$9] ); 0);[.$R$6])" office:value-type="float" office:value="4">
            <text:p>4</text:p>
          </table:table-cell>
          <table:table-cell table:formula="of:=IF(AND([.B22]&gt;[.$M$6];[.B22]&lt;[.$N$6]))" office:value-type="boolean" office:boolean-value="true">
            <text:p>TRUE</text:p>
          </table:table-cell>
          <table:table-cell table:formula="of:=INDIRECT(&quot;R3C&quot;&amp;([.C22]+1); 0)" office:value-type="float" office:value="84">
            <text:p>84</text:p>
          </table:table-cell>
          <table:table-cell table:formula="of:=[.B22]*[.E22]/[.$N$10]" office:value-type="float" office:value="344.064">
            <text:p>344</text:p>
          </table:table-cell>
          <table:table-cell table:formula="of:=IF([.D22];[.F22];[.B22])" office:value-type="float" office:value="344.064">
            <text:p>344</text:p>
          </table:table-cell>
          <table:table-cell table:formula="of:=[.G22]/[.$N$7]*[.$N$8]" office:value-type="float" office:value="1.68">
            <text:p>1.68</text:p>
          </table:table-cell>
          <table:table-cell table:formula="of:=IF([.A22]&gt;0;[.H22]/[.A22]*100;100)" office:value-type="float" office:value="84">
            <text:p>84.0</text:p>
          </table:table-cell>
          <table:table-cell table:formula="of:=100-[.I22]" office:value-type="float" office:value="16">
            <text:p>16.0</text:p>
          </table:table-cell>
          <table:table-cell table:formula="of:=[.B22]-[.G22]" office:value-type="float" office:value="65.536">
            <text:p>66</text:p>
          </table:table-cell>
          <table:table-cell table:formula="of:=[.K22]-[.K21]" office:value-type="float" office:value="3.27680000000004">
            <text:p>3</text:p>
          </table:table-cell>
          <table:table-cell table:number-columns-repeated="9"/>
        </table:table-row>
        <table:table-row table:style-name="ro2">
          <table:table-cell office:value-type="float" office:value="2.1">
            <text:p>2.1</text:p>
          </table:table-cell>
          <table:table-cell table:formula="of:=[.A23]/[.$N$8]*[.$N$7]" office:value-type="float" office:value="430.08">
            <text:p>430</text:p>
          </table:table-cell>
          <table:table-cell table:formula="of:=MIN(MAX( ROUND(([.B23]-[.$M$6]-[.$N$9]/2) /[.$N$9] ); 0);[.$R$6])" office:value-type="float" office:value="5">
            <text:p>5</text:p>
          </table:table-cell>
          <table:table-cell table:formula="of:=IF(AND([.B23]&gt;[.$M$6];[.B23]&lt;[.$N$6]))" office:value-type="boolean" office:boolean-value="true">
            <text:p>TRUE</text:p>
          </table:table-cell>
          <table:table-cell table:formula="of:=INDIRECT(&quot;R3C&quot;&amp;([.C23]+1); 0)" office:value-type="float" office:value="86">
            <text:p>86</text:p>
          </table:table-cell>
          <table:table-cell table:formula="of:=[.B23]*[.E23]/[.$N$10]" office:value-type="float" office:value="369.8688">
            <text:p>370</text:p>
          </table:table-cell>
          <table:table-cell table:formula="of:=IF([.D23];[.F23];[.B23])" office:value-type="float" office:value="369.8688">
            <text:p>370</text:p>
          </table:table-cell>
          <table:table-cell table:formula="of:=[.G23]/[.$N$7]*[.$N$8]" office:value-type="float" office:value="1.806">
            <text:p>1.81</text:p>
          </table:table-cell>
          <table:table-cell table:formula="of:=IF([.A23]&gt;0;[.H23]/[.A23]*100;100)" office:value-type="float" office:value="86">
            <text:p>86.0</text:p>
          </table:table-cell>
          <table:table-cell table:formula="of:=100-[.I23]" office:value-type="float" office:value="14">
            <text:p>14.0</text:p>
          </table:table-cell>
          <table:table-cell table:formula="of:=[.B23]-[.G23]" office:value-type="float" office:value="60.2112">
            <text:p>60</text:p>
          </table:table-cell>
          <table:table-cell table:formula="of:=[.K23]-[.K22]" office:value-type="float" office:value="-5.32479999999998">
            <text:p>-5</text:p>
          </table:table-cell>
          <table:table-cell table:number-columns-repeated="9"/>
        </table:table-row>
        <table:table-row table:style-name="ro2">
          <table:table-cell office:value-type="float" office:value="2.2">
            <text:p>2.2</text:p>
          </table:table-cell>
          <table:table-cell table:formula="of:=[.A24]/[.$N$8]*[.$N$7]" office:value-type="float" office:value="450.56">
            <text:p>451</text:p>
          </table:table-cell>
          <table:table-cell table:formula="of:=MIN(MAX( ROUND(([.B24]-[.$M$6]-[.$N$9]/2) /[.$N$9] ); 0);[.$R$6])" office:value-type="float" office:value="5">
            <text:p>5</text:p>
          </table:table-cell>
          <table:table-cell table:formula="of:=IF(AND([.B24]&gt;[.$M$6];[.B24]&lt;[.$N$6]))" office:value-type="boolean" office:boolean-value="true">
            <text:p>TRUE</text:p>
          </table:table-cell>
          <table:table-cell table:formula="of:=INDIRECT(&quot;R3C&quot;&amp;([.C24]+1); 0)" office:value-type="float" office:value="86">
            <text:p>86</text:p>
          </table:table-cell>
          <table:table-cell table:formula="of:=[.B24]*[.E24]/[.$N$10]" office:value-type="float" office:value="387.4816">
            <text:p>387</text:p>
          </table:table-cell>
          <table:table-cell table:formula="of:=IF([.D24];[.F24];[.B24])" office:value-type="float" office:value="387.4816">
            <text:p>387</text:p>
          </table:table-cell>
          <table:table-cell table:formula="of:=[.G24]/[.$N$7]*[.$N$8]" office:value-type="float" office:value="1.892">
            <text:p>1.89</text:p>
          </table:table-cell>
          <table:table-cell table:formula="of:=IF([.A24]&gt;0;[.H24]/[.A24]*100;100)" office:value-type="float" office:value="86">
            <text:p>86.0</text:p>
          </table:table-cell>
          <table:table-cell table:formula="of:=100-[.I24]" office:value-type="float" office:value="14">
            <text:p>14.0</text:p>
          </table:table-cell>
          <table:table-cell table:formula="of:=[.B24]-[.G24]" office:value-type="float" office:value="63.0784">
            <text:p>63</text:p>
          </table:table-cell>
          <table:table-cell table:formula="of:=[.K24]-[.K23]" office:value-type="float" office:value="2.86720000000003">
            <text:p>3</text:p>
          </table:table-cell>
          <table:table-cell table:number-columns-repeated="9"/>
        </table:table-row>
        <table:table-row table:style-name="ro2">
          <table:table-cell office:value-type="float" office:value="2.3">
            <text:p>2.3</text:p>
          </table:table-cell>
          <table:table-cell table:formula="of:=[.A25]/[.$N$8]*[.$N$7]" office:value-type="float" office:value="471.04">
            <text:p>471</text:p>
          </table:table-cell>
          <table:table-cell table:formula="of:=MIN(MAX( ROUND(([.B25]-[.$M$6]-[.$N$9]/2) /[.$N$9] ); 0);[.$R$6])" office:value-type="float" office:value="6">
            <text:p>6</text:p>
          </table:table-cell>
          <table:table-cell table:formula="of:=IF(AND([.B25]&gt;[.$M$6];[.B25]&lt;[.$N$6]))" office:value-type="boolean" office:boolean-value="true">
            <text:p>TRUE</text:p>
          </table:table-cell>
          <table:table-cell table:formula="of:=INDIRECT(&quot;R3C&quot;&amp;([.C25]+1); 0)" office:value-type="float" office:value="88">
            <text:p>88</text:p>
          </table:table-cell>
          <table:table-cell table:formula="of:=[.B25]*[.E25]/[.$N$10]" office:value-type="float" office:value="414.5152">
            <text:p>415</text:p>
          </table:table-cell>
          <table:table-cell table:formula="of:=IF([.D25];[.F25];[.B25])" office:value-type="float" office:value="414.5152">
            <text:p>415</text:p>
          </table:table-cell>
          <table:table-cell table:formula="of:=[.G25]/[.$N$7]*[.$N$8]" office:value-type="float" office:value="2.024">
            <text:p>2.02</text:p>
          </table:table-cell>
          <table:table-cell table:formula="of:=IF([.A25]&gt;0;[.H25]/[.A25]*100;100)" office:value-type="float" office:value="88">
            <text:p>88.0</text:p>
          </table:table-cell>
          <table:table-cell table:formula="of:=100-[.I25]" office:value-type="float" office:value="12">
            <text:p>12.0</text:p>
          </table:table-cell>
          <table:table-cell table:formula="of:=[.B25]-[.G25]" office:value-type="float" office:value="56.5248">
            <text:p>57</text:p>
          </table:table-cell>
          <table:table-cell table:formula="of:=[.K25]-[.K24]" office:value-type="float" office:value="-6.55360000000007">
            <text:p>-7</text:p>
          </table:table-cell>
          <table:table-cell table:number-columns-repeated="9"/>
        </table:table-row>
        <table:table-row table:style-name="ro2">
          <table:table-cell office:value-type="float" office:value="2.4">
            <text:p>2.4</text:p>
          </table:table-cell>
          <table:table-cell table:formula="of:=[.A26]/[.$N$8]*[.$N$7]" office:value-type="float" office:value="491.52">
            <text:p>492</text:p>
          </table:table-cell>
          <table:table-cell table:formula="of:=MIN(MAX( ROUND(([.B26]-[.$M$6]-[.$N$9]/2) /[.$N$9] ); 0);[.$R$6])" office:value-type="float" office:value="6">
            <text:p>6</text:p>
          </table:table-cell>
          <table:table-cell table:formula="of:=IF(AND([.B26]&gt;[.$M$6];[.B26]&lt;[.$N$6]))" office:value-type="boolean" office:boolean-value="true">
            <text:p>TRUE</text:p>
          </table:table-cell>
          <table:table-cell table:formula="of:=INDIRECT(&quot;R3C&quot;&amp;([.C26]+1); 0)" office:value-type="float" office:value="88">
            <text:p>88</text:p>
          </table:table-cell>
          <table:table-cell table:formula="of:=[.B26]*[.E26]/[.$N$10]" office:value-type="float" office:value="432.5376">
            <text:p>433</text:p>
          </table:table-cell>
          <table:table-cell table:formula="of:=IF([.D26];[.F26];[.B26])" office:value-type="float" office:value="432.5376">
            <text:p>433</text:p>
          </table:table-cell>
          <table:table-cell table:formula="of:=[.G26]/[.$N$7]*[.$N$8]" office:value-type="float" office:value="2.112">
            <text:p>2.11</text:p>
          </table:table-cell>
          <table:table-cell table:formula="of:=IF([.A26]&gt;0;[.H26]/[.A26]*100;100)" office:value-type="float" office:value="88">
            <text:p>88.0</text:p>
          </table:table-cell>
          <table:table-cell table:formula="of:=100-[.I26]" office:value-type="float" office:value="12">
            <text:p>12.0</text:p>
          </table:table-cell>
          <table:table-cell table:formula="of:=[.B26]-[.G26]" office:value-type="float" office:value="58.9824">
            <text:p>59</text:p>
          </table:table-cell>
          <table:table-cell table:formula="of:=[.K26]-[.K25]" office:value-type="float" office:value="2.45760000000007">
            <text:p>2</text:p>
          </table:table-cell>
          <table:table-cell table:number-columns-repeated="9"/>
        </table:table-row>
        <table:table-row table:style-name="ro2">
          <table:table-cell office:value-type="float" office:value="2.5">
            <text:p>2.5</text:p>
          </table:table-cell>
          <table:table-cell table:formula="of:=[.A27]/[.$N$8]*[.$N$7]" office:value-type="float" office:value="512">
            <text:p>512</text:p>
          </table:table-cell>
          <table:table-cell table:formula="of:=MIN(MAX( ROUND(([.B27]-[.$M$6]-[.$N$9]/2) /[.$N$9] ); 0);[.$R$6])" office:value-type="float" office:value="6">
            <text:p>6</text:p>
          </table:table-cell>
          <table:table-cell table:formula="of:=IF(AND([.B27]&gt;[.$M$6];[.B27]&lt;[.$N$6]))" office:value-type="boolean" office:boolean-value="true">
            <text:p>TRUE</text:p>
          </table:table-cell>
          <table:table-cell table:formula="of:=INDIRECT(&quot;R3C&quot;&amp;([.C27]+1); 0)" office:value-type="float" office:value="88">
            <text:p>88</text:p>
          </table:table-cell>
          <table:table-cell table:formula="of:=[.B27]*[.E27]/[.$N$10]" office:value-type="float" office:value="450.56">
            <text:p>451</text:p>
          </table:table-cell>
          <table:table-cell table:formula="of:=IF([.D27];[.F27];[.B27])" office:value-type="float" office:value="450.56">
            <text:p>451</text:p>
          </table:table-cell>
          <table:table-cell table:formula="of:=[.G27]/[.$N$7]*[.$N$8]" office:value-type="float" office:value="2.2">
            <text:p>2.20</text:p>
          </table:table-cell>
          <table:table-cell table:formula="of:=IF([.A27]&gt;0;[.H27]/[.A27]*100;100)" office:value-type="float" office:value="88">
            <text:p>88.0</text:p>
          </table:table-cell>
          <table:table-cell table:formula="of:=100-[.I27]" office:value-type="float" office:value="12">
            <text:p>12.0</text:p>
          </table:table-cell>
          <table:table-cell table:formula="of:=[.B27]-[.G27]" office:value-type="float" office:value="61.44">
            <text:p>61</text:p>
          </table:table-cell>
          <table:table-cell table:formula="of:=[.K27]-[.K26]" office:value-type="float" office:value="2.45759999999996">
            <text:p>2</text:p>
          </table:table-cell>
          <table:table-cell table:number-columns-repeated="9"/>
        </table:table-row>
        <table:table-row table:style-name="ro2">
          <table:table-cell office:value-type="float" office:value="2.6">
            <text:p>2.6</text:p>
          </table:table-cell>
          <table:table-cell table:formula="of:=[.A28]/[.$N$8]*[.$N$7]" office:value-type="float" office:value="532.48">
            <text:p>532</text:p>
          </table:table-cell>
          <table:table-cell table:formula="of:=MIN(MAX( ROUND(([.B28]-[.$M$6]-[.$N$9]/2) /[.$N$9] ); 0);[.$R$6])" office:value-type="float" office:value="7">
            <text:p>7</text:p>
          </table:table-cell>
          <table:table-cell table:formula="of:=IF(AND([.B28]&gt;[.$M$6];[.B28]&lt;[.$N$6]))" office:value-type="boolean" office:boolean-value="true">
            <text:p>TRUE</text:p>
          </table:table-cell>
          <table:table-cell table:formula="of:=INDIRECT(&quot;R3C&quot;&amp;([.C28]+1); 0)" office:value-type="float" office:value="90">
            <text:p>90</text:p>
          </table:table-cell>
          <table:table-cell table:formula="of:=[.B28]*[.E28]/[.$N$10]" office:value-type="float" office:value="479.232">
            <text:p>479</text:p>
          </table:table-cell>
          <table:table-cell table:formula="of:=IF([.D28];[.F28];[.B28])" office:value-type="float" office:value="479.232">
            <text:p>479</text:p>
          </table:table-cell>
          <table:table-cell table:formula="of:=[.G28]/[.$N$7]*[.$N$8]" office:value-type="float" office:value="2.34">
            <text:p>2.34</text:p>
          </table:table-cell>
          <table:table-cell table:formula="of:=IF([.A28]&gt;0;[.H28]/[.A28]*100;100)" office:value-type="float" office:value="90">
            <text:p>90.0</text:p>
          </table:table-cell>
          <table:table-cell table:formula="of:=100-[.I28]" office:value-type="float" office:value="9.99999999999999">
            <text:p>10.0</text:p>
          </table:table-cell>
          <table:table-cell table:formula="of:=[.B28]-[.G28]" office:value-type="float" office:value="53.248">
            <text:p>53</text:p>
          </table:table-cell>
          <table:table-cell table:formula="of:=[.K28]-[.K27]" office:value-type="float" office:value="-8.19200000000001">
            <text:p>-8</text:p>
          </table:table-cell>
          <table:table-cell table:number-columns-repeated="9"/>
        </table:table-row>
        <table:table-row table:style-name="ro2">
          <table:table-cell office:value-type="float" office:value="2.7">
            <text:p>2.7</text:p>
          </table:table-cell>
          <table:table-cell table:formula="of:=[.A29]/[.$N$8]*[.$N$7]" office:value-type="float" office:value="552.96">
            <text:p>553</text:p>
          </table:table-cell>
          <table:table-cell table:formula="of:=MIN(MAX( ROUND(([.B29]-[.$M$6]-[.$N$9]/2) /[.$N$9] ); 0);[.$R$6])" office:value-type="float" office:value="7">
            <text:p>7</text:p>
          </table:table-cell>
          <table:table-cell table:formula="of:=IF(AND([.B29]&gt;[.$M$6];[.B29]&lt;[.$N$6]))" office:value-type="boolean" office:boolean-value="true">
            <text:p>TRUE</text:p>
          </table:table-cell>
          <table:table-cell table:formula="of:=INDIRECT(&quot;R3C&quot;&amp;([.C29]+1); 0)" office:value-type="float" office:value="90">
            <text:p>90</text:p>
          </table:table-cell>
          <table:table-cell table:formula="of:=[.B29]*[.E29]/[.$N$10]" office:value-type="float" office:value="497.664">
            <text:p>498</text:p>
          </table:table-cell>
          <table:table-cell table:formula="of:=IF([.D29];[.F29];[.B29])" office:value-type="float" office:value="497.664">
            <text:p>498</text:p>
          </table:table-cell>
          <table:table-cell table:formula="of:=[.G29]/[.$N$7]*[.$N$8]" office:value-type="float" office:value="2.43">
            <text:p>2.43</text:p>
          </table:table-cell>
          <table:table-cell table:formula="of:=IF([.A29]&gt;0;[.H29]/[.A29]*100;100)" office:value-type="float" office:value="90">
            <text:p>90.0</text:p>
          </table:table-cell>
          <table:table-cell table:formula="of:=100-[.I29]" office:value-type="float" office:value="10">
            <text:p>10.0</text:p>
          </table:table-cell>
          <table:table-cell table:formula="of:=[.B29]-[.G29]" office:value-type="float" office:value="55.2960000000001">
            <text:p>55</text:p>
          </table:table-cell>
          <table:table-cell table:formula="of:=[.K29]-[.K28]" office:value-type="float" office:value="2.04800000000006">
            <text:p>2</text:p>
          </table:table-cell>
          <table:table-cell table:number-columns-repeated="9"/>
        </table:table-row>
        <table:table-row table:style-name="ro2">
          <table:table-cell office:value-type="float" office:value="2.8">
            <text:p>2.8</text:p>
          </table:table-cell>
          <table:table-cell table:formula="of:=[.A30]/[.$N$8]*[.$N$7]" office:value-type="float" office:value="573.44">
            <text:p>573</text:p>
          </table:table-cell>
          <table:table-cell table:formula="of:=MIN(MAX( ROUND(([.B30]-[.$M$6]-[.$N$9]/2) /[.$N$9] ); 0);[.$R$6])" office:value-type="float" office:value="8">
            <text:p>8</text:p>
          </table:table-cell>
          <table:table-cell table:formula="of:=IF(AND([.B30]&gt;[.$M$6];[.B30]&lt;[.$N$6]))" office:value-type="boolean" office:boolean-value="true">
            <text:p>TRUE</text:p>
          </table:table-cell>
          <table:table-cell table:formula="of:=INDIRECT(&quot;R3C&quot;&amp;([.C30]+1); 0)" office:value-type="float" office:value="91">
            <text:p>91</text:p>
          </table:table-cell>
          <table:table-cell table:formula="of:=[.B30]*[.E30]/[.$N$10]" office:value-type="float" office:value="521.8304">
            <text:p>522</text:p>
          </table:table-cell>
          <table:table-cell table:formula="of:=IF([.D30];[.F30];[.B30])" office:value-type="float" office:value="521.8304">
            <text:p>522</text:p>
          </table:table-cell>
          <table:table-cell table:formula="of:=[.G30]/[.$N$7]*[.$N$8]" office:value-type="float" office:value="2.548">
            <text:p>2.55</text:p>
          </table:table-cell>
          <table:table-cell table:formula="of:=IF([.A30]&gt;0;[.H30]/[.A30]*100;100)" office:value-type="float" office:value="91">
            <text:p>91.0</text:p>
          </table:table-cell>
          <table:table-cell table:formula="of:=100-[.I30]" office:value-type="float" office:value="9.00000000000001">
            <text:p>9.0</text:p>
          </table:table-cell>
          <table:table-cell table:formula="of:=[.B30]-[.G30]" office:value-type="float" office:value="51.6096">
            <text:p>52</text:p>
          </table:table-cell>
          <table:table-cell table:formula="of:=[.K30]-[.K29]" office:value-type="float" office:value="-3.68640000000005">
            <text:p>-4</text:p>
          </table:table-cell>
          <table:table-cell table:number-columns-repeated="9"/>
        </table:table-row>
        <table:table-row table:style-name="ro2">
          <table:table-cell office:value-type="float" office:value="2.9">
            <text:p>2.9</text:p>
          </table:table-cell>
          <table:table-cell table:formula="of:=[.A31]/[.$N$8]*[.$N$7]" office:value-type="float" office:value="593.92">
            <text:p>594</text:p>
          </table:table-cell>
          <table:table-cell table:formula="of:=MIN(MAX( ROUND(([.B31]-[.$M$6]-[.$N$9]/2) /[.$N$9] ); 0);[.$R$6])" office:value-type="float" office:value="8">
            <text:p>8</text:p>
          </table:table-cell>
          <table:table-cell table:formula="of:=IF(AND([.B31]&gt;[.$M$6];[.B31]&lt;[.$N$6]))" office:value-type="boolean" office:boolean-value="true">
            <text:p>TRUE</text:p>
          </table:table-cell>
          <table:table-cell table:formula="of:=INDIRECT(&quot;R3C&quot;&amp;([.C31]+1); 0)" office:value-type="float" office:value="91">
            <text:p>91</text:p>
          </table:table-cell>
          <table:table-cell table:formula="of:=[.B31]*[.E31]/[.$N$10]" office:value-type="float" office:value="540.4672">
            <text:p>540</text:p>
          </table:table-cell>
          <table:table-cell table:formula="of:=IF([.D31];[.F31];[.B31])" office:value-type="float" office:value="540.4672">
            <text:p>540</text:p>
          </table:table-cell>
          <table:table-cell table:formula="of:=[.G31]/[.$N$7]*[.$N$8]" office:value-type="float" office:value="2.639">
            <text:p>2.64</text:p>
          </table:table-cell>
          <table:table-cell table:formula="of:=IF([.A31]&gt;0;[.H31]/[.A31]*100;100)" office:value-type="float" office:value="91">
            <text:p>91.0</text:p>
          </table:table-cell>
          <table:table-cell table:formula="of:=100-[.I31]" office:value-type="float" office:value="9.00000000000001">
            <text:p>9.0</text:p>
          </table:table-cell>
          <table:table-cell table:formula="of:=[.B31]-[.G31]" office:value-type="float" office:value="53.4528">
            <text:p>53</text:p>
          </table:table-cell>
          <table:table-cell table:formula="of:=[.K31]-[.K30]" office:value-type="float" office:value="1.84320000000002">
            <text:p>2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formula="of:=[.A32]/[.$N$8]*[.$N$7]" office:value-type="float" office:value="614.4">
            <text:p>614</text:p>
          </table:table-cell>
          <table:table-cell table:formula="of:=MIN(MAX( ROUND(([.B32]-[.$M$6]-[.$N$9]/2) /[.$N$9] ); 0);[.$R$6])" office:value-type="float" office:value="9">
            <text:p>9</text:p>
          </table:table-cell>
          <table:table-cell table:formula="of:=IF(AND([.B32]&gt;[.$M$6];[.B32]&lt;[.$N$6]))" office:value-type="boolean" office:boolean-value="true">
            <text:p>TRUE</text:p>
          </table:table-cell>
          <table:table-cell table:formula="of:=INDIRECT(&quot;R3C&quot;&amp;([.C32]+1); 0)" office:value-type="float" office:value="92">
            <text:p>92</text:p>
          </table:table-cell>
          <table:table-cell table:formula="of:=[.B32]*[.E32]/[.$N$10]" office:value-type="float" office:value="565.248">
            <text:p>565</text:p>
          </table:table-cell>
          <table:table-cell table:formula="of:=IF([.D32];[.F32];[.B32])" office:value-type="float" office:value="565.248">
            <text:p>565</text:p>
          </table:table-cell>
          <table:table-cell table:formula="of:=[.G32]/[.$N$7]*[.$N$8]" office:value-type="float" office:value="2.76">
            <text:p>2.76</text:p>
          </table:table-cell>
          <table:table-cell table:formula="of:=IF([.A32]&gt;0;[.H32]/[.A32]*100;100)" office:value-type="float" office:value="92">
            <text:p>92.0</text:p>
          </table:table-cell>
          <table:table-cell table:formula="of:=100-[.I32]" office:value-type="float" office:value="8">
            <text:p>8.0</text:p>
          </table:table-cell>
          <table:table-cell table:formula="of:=[.B32]-[.G32]" office:value-type="float" office:value="49.152">
            <text:p>49</text:p>
          </table:table-cell>
          <table:table-cell table:formula="of:=[.K32]-[.K31]" office:value-type="float" office:value="-4.30079999999998">
            <text:p>-4</text:p>
          </table:table-cell>
          <table:table-cell table:number-columns-repeated="9"/>
        </table:table-row>
        <table:table-row table:style-name="ro2">
          <table:table-cell office:value-type="float" office:value="3.1">
            <text:p>3.1</text:p>
          </table:table-cell>
          <table:table-cell table:formula="of:=[.A33]/[.$N$8]*[.$N$7]" office:value-type="float" office:value="634.88">
            <text:p>635</text:p>
          </table:table-cell>
          <table:table-cell table:formula="of:=MIN(MAX( ROUND(([.B33]-[.$M$6]-[.$N$9]/2) /[.$N$9] ); 0);[.$R$6])" office:value-type="float" office:value="9">
            <text:p>9</text:p>
          </table:table-cell>
          <table:table-cell table:formula="of:=IF(AND([.B33]&gt;[.$M$6];[.B33]&lt;[.$N$6]))" office:value-type="boolean" office:boolean-value="true">
            <text:p>TRUE</text:p>
          </table:table-cell>
          <table:table-cell table:formula="of:=INDIRECT(&quot;R3C&quot;&amp;([.C33]+1); 0)" office:value-type="float" office:value="92">
            <text:p>92</text:p>
          </table:table-cell>
          <table:table-cell table:formula="of:=[.B33]*[.E33]/[.$N$10]" office:value-type="float" office:value="584.0896">
            <text:p>584</text:p>
          </table:table-cell>
          <table:table-cell table:formula="of:=IF([.D33];[.F33];[.B33])" office:value-type="float" office:value="584.0896">
            <text:p>584</text:p>
          </table:table-cell>
          <table:table-cell table:formula="of:=[.G33]/[.$N$7]*[.$N$8]" office:value-type="float" office:value="2.852">
            <text:p>2.85</text:p>
          </table:table-cell>
          <table:table-cell table:formula="of:=IF([.A33]&gt;0;[.H33]/[.A33]*100;100)" office:value-type="float" office:value="92">
            <text:p>92.0</text:p>
          </table:table-cell>
          <table:table-cell table:formula="of:=100-[.I33]" office:value-type="float" office:value="8">
            <text:p>8.0</text:p>
          </table:table-cell>
          <table:table-cell table:formula="of:=[.B33]-[.G33]" office:value-type="float" office:value="50.7904">
            <text:p>51</text:p>
          </table:table-cell>
          <table:table-cell table:formula="of:=[.K33]-[.K32]" office:value-type="float" office:value="1.63839999999993">
            <text:p>2</text:p>
          </table:table-cell>
          <table:table-cell table:number-columns-repeated="9"/>
        </table:table-row>
        <table:table-row table:style-name="ro2">
          <table:table-cell office:value-type="float" office:value="3.2">
            <text:p>3.2</text:p>
          </table:table-cell>
          <table:table-cell table:formula="of:=[.A34]/[.$N$8]*[.$N$7]" office:value-type="float" office:value="655.36">
            <text:p>655</text:p>
          </table:table-cell>
          <table:table-cell table:formula="of:=MIN(MAX( ROUND(([.B34]-[.$M$6]-[.$N$9]/2) /[.$N$9] ); 0);[.$R$6])" office:value-type="float" office:value="9">
            <text:p>9</text:p>
          </table:table-cell>
          <table:table-cell table:formula="of:=IF(AND([.B34]&gt;[.$M$6];[.B34]&lt;[.$N$6]))" office:value-type="boolean" office:boolean-value="true">
            <text:p>TRUE</text:p>
          </table:table-cell>
          <table:table-cell table:formula="of:=INDIRECT(&quot;R3C&quot;&amp;([.C34]+1); 0)" office:value-type="float" office:value="92">
            <text:p>92</text:p>
          </table:table-cell>
          <table:table-cell table:formula="of:=[.B34]*[.E34]/[.$N$10]" office:value-type="float" office:value="602.9312">
            <text:p>603</text:p>
          </table:table-cell>
          <table:table-cell table:formula="of:=IF([.D34];[.F34];[.B34])" office:value-type="float" office:value="602.9312">
            <text:p>603</text:p>
          </table:table-cell>
          <table:table-cell table:formula="of:=[.G34]/[.$N$7]*[.$N$8]" office:value-type="float" office:value="2.944">
            <text:p>2.94</text:p>
          </table:table-cell>
          <table:table-cell table:formula="of:=IF([.A34]&gt;0;[.H34]/[.A34]*100;100)" office:value-type="float" office:value="92">
            <text:p>92.0</text:p>
          </table:table-cell>
          <table:table-cell table:formula="of:=100-[.I34]" office:value-type="float" office:value="8">
            <text:p>8.0</text:p>
          </table:table-cell>
          <table:table-cell table:formula="of:=[.B34]-[.G34]" office:value-type="float" office:value="52.4288">
            <text:p>52</text:p>
          </table:table-cell>
          <table:table-cell table:formula="of:=[.K34]-[.K33]" office:value-type="float" office:value="1.63840000000005">
            <text:p>2</text:p>
          </table:table-cell>
          <table:table-cell table:number-columns-repeated="9"/>
        </table:table-row>
        <table:table-row table:style-name="ro2">
          <table:table-cell office:value-type="float" office:value="3.3">
            <text:p>3.3</text:p>
          </table:table-cell>
          <table:table-cell table:formula="of:=[.A35]/[.$N$8]*[.$N$7]" office:value-type="float" office:value="675.84">
            <text:p>676</text:p>
          </table:table-cell>
          <table:table-cell table:formula="of:=MIN(MAX( ROUND(([.B35]-[.$M$6]-[.$N$9]/2) /[.$N$9] ); 0);[.$R$6])" office:value-type="float" office:value="10">
            <text:p>10</text:p>
          </table:table-cell>
          <table:table-cell table:formula="of:=IF(AND([.B35]&gt;[.$M$6];[.B35]&lt;[.$N$6]))" office:value-type="boolean" office:boolean-value="true">
            <text:p>TRUE</text:p>
          </table:table-cell>
          <table:table-cell table:formula="of:=INDIRECT(&quot;R3C&quot;&amp;([.C35]+1); 0)" office:value-type="float" office:value="93">
            <text:p>93</text:p>
          </table:table-cell>
          <table:table-cell table:formula="of:=[.B35]*[.E35]/[.$N$10]" office:value-type="float" office:value="628.5312">
            <text:p>629</text:p>
          </table:table-cell>
          <table:table-cell table:formula="of:=IF([.D35];[.F35];[.B35])" office:value-type="float" office:value="628.5312">
            <text:p>629</text:p>
          </table:table-cell>
          <table:table-cell table:formula="of:=[.G35]/[.$N$7]*[.$N$8]" office:value-type="float" office:value="3.069">
            <text:p>3.07</text:p>
          </table:table-cell>
          <table:table-cell table:formula="of:=IF([.A35]&gt;0;[.H35]/[.A35]*100;100)" office:value-type="float" office:value="93">
            <text:p>93.0</text:p>
          </table:table-cell>
          <table:table-cell table:formula="of:=100-[.I35]" office:value-type="float" office:value="7">
            <text:p>7.0</text:p>
          </table:table-cell>
          <table:table-cell table:formula="of:=[.B35]-[.G35]" office:value-type="float" office:value="47.3088">
            <text:p>47</text:p>
          </table:table-cell>
          <table:table-cell table:formula="of:=[.K35]-[.K34]" office:value-type="float" office:value="-5.12">
            <text:p>-5</text:p>
          </table:table-cell>
          <table:table-cell table:number-columns-repeated="9"/>
        </table:table-row>
        <table:table-row table:style-name="ro2">
          <table:table-cell office:value-type="float" office:value="3.4">
            <text:p>3.4</text:p>
          </table:table-cell>
          <table:table-cell table:formula="of:=[.A36]/[.$N$8]*[.$N$7]" office:value-type="float" office:value="696.32">
            <text:p>696</text:p>
          </table:table-cell>
          <table:table-cell table:formula="of:=MIN(MAX( ROUND(([.B36]-[.$M$6]-[.$N$9]/2) /[.$N$9] ); 0);[.$R$6])" office:value-type="float" office:value="10">
            <text:p>10</text:p>
          </table:table-cell>
          <table:table-cell table:formula="of:=IF(AND([.B36]&gt;[.$M$6];[.B36]&lt;[.$N$6]))" office:value-type="boolean" office:boolean-value="true">
            <text:p>TRUE</text:p>
          </table:table-cell>
          <table:table-cell table:formula="of:=INDIRECT(&quot;R3C&quot;&amp;([.C36]+1); 0)" office:value-type="float" office:value="93">
            <text:p>93</text:p>
          </table:table-cell>
          <table:table-cell table:formula="of:=[.B36]*[.E36]/[.$N$10]" office:value-type="float" office:value="647.5776">
            <text:p>648</text:p>
          </table:table-cell>
          <table:table-cell table:formula="of:=IF([.D36];[.F36];[.B36])" office:value-type="float" office:value="647.5776">
            <text:p>648</text:p>
          </table:table-cell>
          <table:table-cell table:formula="of:=[.G36]/[.$N$7]*[.$N$8]" office:value-type="float" office:value="3.162">
            <text:p>3.16</text:p>
          </table:table-cell>
          <table:table-cell table:formula="of:=IF([.A36]&gt;0;[.H36]/[.A36]*100;100)" office:value-type="float" office:value="93">
            <text:p>93.0</text:p>
          </table:table-cell>
          <table:table-cell table:formula="of:=100-[.I36]" office:value-type="float" office:value="7">
            <text:p>7.0</text:p>
          </table:table-cell>
          <table:table-cell table:formula="of:=[.B36]-[.G36]" office:value-type="float" office:value="48.7424">
            <text:p>49</text:p>
          </table:table-cell>
          <table:table-cell table:formula="of:=[.K36]-[.K35]" office:value-type="float" office:value="1.43359999999996">
            <text:p>1</text:p>
          </table:table-cell>
          <table:table-cell table:number-columns-repeated="9"/>
        </table:table-row>
        <table:table-row table:style-name="ro2">
          <table:table-cell office:value-type="float" office:value="3.5">
            <text:p>3.5</text:p>
          </table:table-cell>
          <table:table-cell table:formula="of:=[.A37]/[.$N$8]*[.$N$7]" office:value-type="float" office:value="716.8">
            <text:p>717</text:p>
          </table:table-cell>
          <table:table-cell table:formula="of:=MIN(MAX( ROUND(([.B37]-[.$M$6]-[.$N$9]/2) /[.$N$9] ); 0);[.$R$6])" office:value-type="float" office:value="11">
            <text:p>11</text:p>
          </table:table-cell>
          <table:table-cell table:formula="of:=IF(AND([.B37]&gt;[.$M$6];[.B37]&lt;[.$N$6]))" office:value-type="boolean" office:boolean-value="true">
            <text:p>TRUE</text:p>
          </table:table-cell>
          <table:table-cell table:formula="of:=INDIRECT(&quot;R3C&quot;&amp;([.C37]+1); 0)" office:value-type="float" office:value="94">
            <text:p>94</text:p>
          </table:table-cell>
          <table:table-cell table:formula="of:=[.B37]*[.E37]/[.$N$10]" office:value-type="float" office:value="673.792">
            <text:p>674</text:p>
          </table:table-cell>
          <table:table-cell table:formula="of:=IF([.D37];[.F37];[.B37])" office:value-type="float" office:value="673.792">
            <text:p>674</text:p>
          </table:table-cell>
          <table:table-cell table:formula="of:=[.G37]/[.$N$7]*[.$N$8]" office:value-type="float" office:value="3.29">
            <text:p>3.29</text:p>
          </table:table-cell>
          <table:table-cell table:formula="of:=IF([.A37]&gt;0;[.H37]/[.A37]*100;100)" office:value-type="float" office:value="94">
            <text:p>94.0</text:p>
          </table:table-cell>
          <table:table-cell table:formula="of:=100-[.I37]" office:value-type="float" office:value="6.00000000000001">
            <text:p>6.0</text:p>
          </table:table-cell>
          <table:table-cell table:formula="of:=[.B37]-[.G37]" office:value-type="float" office:value="43.008">
            <text:p>43</text:p>
          </table:table-cell>
          <table:table-cell table:formula="of:=[.K37]-[.K36]" office:value-type="float" office:value="-5.73439999999994">
            <text:p>-6</text:p>
          </table:table-cell>
          <table:table-cell table:number-columns-repeated="9"/>
        </table:table-row>
        <table:table-row table:style-name="ro2">
          <table:table-cell office:value-type="float" office:value="3.6">
            <text:p>3.6</text:p>
          </table:table-cell>
          <table:table-cell table:formula="of:=[.A38]/[.$N$8]*[.$N$7]" office:value-type="float" office:value="737.28">
            <text:p>737</text:p>
          </table:table-cell>
          <table:table-cell table:formula="of:=MIN(MAX( ROUND(([.B38]-[.$M$6]-[.$N$9]/2) /[.$N$9] ); 0);[.$R$6])" office:value-type="float" office:value="11">
            <text:p>11</text:p>
          </table:table-cell>
          <table:table-cell table:formula="of:=IF(AND([.B38]&gt;[.$M$6];[.B38]&lt;[.$N$6]))" office:value-type="boolean" office:boolean-value="true">
            <text:p>TRUE</text:p>
          </table:table-cell>
          <table:table-cell table:formula="of:=INDIRECT(&quot;R3C&quot;&amp;([.C38]+1); 0)" office:value-type="float" office:value="94">
            <text:p>94</text:p>
          </table:table-cell>
          <table:table-cell table:formula="of:=[.B38]*[.E38]/[.$N$10]" office:value-type="float" office:value="693.0432">
            <text:p>693</text:p>
          </table:table-cell>
          <table:table-cell table:formula="of:=IF([.D38];[.F38];[.B38])" office:value-type="float" office:value="693.0432">
            <text:p>693</text:p>
          </table:table-cell>
          <table:table-cell table:formula="of:=[.G38]/[.$N$7]*[.$N$8]" office:value-type="float" office:value="3.384">
            <text:p>3.38</text:p>
          </table:table-cell>
          <table:table-cell table:formula="of:=IF([.A38]&gt;0;[.H38]/[.A38]*100;100)" office:value-type="float" office:value="94">
            <text:p>94.0</text:p>
          </table:table-cell>
          <table:table-cell table:formula="of:=100-[.I38]" office:value-type="float" office:value="6">
            <text:p>6.0</text:p>
          </table:table-cell>
          <table:table-cell table:formula="of:=[.B38]-[.G38]" office:value-type="float" office:value="44.2368">
            <text:p>44</text:p>
          </table:table-cell>
          <table:table-cell table:formula="of:=[.K38]-[.K37]" office:value-type="float" office:value="1.22879999999998">
            <text:p>1</text:p>
          </table:table-cell>
          <table:table-cell table:number-columns-repeated="9"/>
        </table:table-row>
        <table:table-row table:style-name="ro2">
          <table:table-cell office:value-type="float" office:value="3.7">
            <text:p>3.7</text:p>
          </table:table-cell>
          <table:table-cell table:formula="of:=[.A39]/[.$N$8]*[.$N$7]" office:value-type="float" office:value="757.76">
            <text:p>758</text:p>
          </table:table-cell>
          <table:table-cell table:formula="of:=MIN(MAX( ROUND(([.B39]-[.$M$6]-[.$N$9]/2) /[.$N$9] ); 0);[.$R$6])" office:value-type="float" office:value="12">
            <text:p>12</text:p>
          </table:table-cell>
          <table:table-cell table:formula="of:=IF(AND([.B39]&gt;[.$M$6];[.B39]&lt;[.$N$6]))" office:value-type="boolean" office:boolean-value="true">
            <text:p>TRUE</text:p>
          </table:table-cell>
          <table:table-cell table:formula="of:=INDIRECT(&quot;R3C&quot;&amp;([.C39]+1); 0)" office:value-type="float" office:value="95">
            <text:p>95</text:p>
          </table:table-cell>
          <table:table-cell table:formula="of:=[.B39]*[.E39]/[.$N$10]" office:value-type="float" office:value="719.872">
            <text:p>720</text:p>
          </table:table-cell>
          <table:table-cell table:formula="of:=IF([.D39];[.F39];[.B39])" office:value-type="float" office:value="719.872">
            <text:p>720</text:p>
          </table:table-cell>
          <table:table-cell table:formula="of:=[.G39]/[.$N$7]*[.$N$8]" office:value-type="float" office:value="3.515">
            <text:p>3.52</text:p>
          </table:table-cell>
          <table:table-cell table:formula="of:=IF([.A39]&gt;0;[.H39]/[.A39]*100;100)" office:value-type="float" office:value="95">
            <text:p>95.0</text:p>
          </table:table-cell>
          <table:table-cell table:formula="of:=100-[.I39]" office:value-type="float" office:value="5.00000000000001">
            <text:p>5.0</text:p>
          </table:table-cell>
          <table:table-cell table:formula="of:=[.B39]-[.G39]" office:value-type="float" office:value="37.888">
            <text:p>38</text:p>
          </table:table-cell>
          <table:table-cell table:formula="of:=[.K39]-[.K38]" office:value-type="float" office:value="-6.34879999999998">
            <text:p>-6</text:p>
          </table:table-cell>
          <table:table-cell table:number-columns-repeated="9"/>
        </table:table-row>
        <table:table-row table:style-name="ro2">
          <table:table-cell office:value-type="float" office:value="3.8">
            <text:p>3.8</text:p>
          </table:table-cell>
          <table:table-cell table:formula="of:=[.A40]/[.$N$8]*[.$N$7]" office:value-type="float" office:value="778.24">
            <text:p>778</text:p>
          </table:table-cell>
          <table:table-cell table:formula="of:=MIN(MAX( ROUND(([.B40]-[.$M$6]-[.$N$9]/2) /[.$N$9] ); 0);[.$R$6])" office:value-type="float" office:value="12">
            <text:p>12</text:p>
          </table:table-cell>
          <table:table-cell table:formula="of:=IF(AND([.B40]&gt;[.$M$6];[.B40]&lt;[.$N$6]))" office:value-type="boolean" office:boolean-value="true">
            <text:p>TRUE</text:p>
          </table:table-cell>
          <table:table-cell table:formula="of:=INDIRECT(&quot;R3C&quot;&amp;([.C40]+1); 0)" office:value-type="float" office:value="95">
            <text:p>95</text:p>
          </table:table-cell>
          <table:table-cell table:formula="of:=[.B40]*[.E40]/[.$N$10]" office:value-type="float" office:value="739.328">
            <text:p>739</text:p>
          </table:table-cell>
          <table:table-cell table:formula="of:=IF([.D40];[.F40];[.B40])" office:value-type="float" office:value="739.328">
            <text:p>739</text:p>
          </table:table-cell>
          <table:table-cell table:formula="of:=[.G40]/[.$N$7]*[.$N$8]" office:value-type="float" office:value="3.61">
            <text:p>3.61</text:p>
          </table:table-cell>
          <table:table-cell table:formula="of:=IF([.A40]&gt;0;[.H40]/[.A40]*100;100)" office:value-type="float" office:value="95">
            <text:p>95.0</text:p>
          </table:table-cell>
          <table:table-cell table:formula="of:=100-[.I40]" office:value-type="float" office:value="5">
            <text:p>5.0</text:p>
          </table:table-cell>
          <table:table-cell table:formula="of:=[.B40]-[.G40]" office:value-type="float" office:value="38.912">
            <text:p>39</text:p>
          </table:table-cell>
          <table:table-cell table:formula="of:=[.K40]-[.K39]" office:value-type="float" office:value="1.024">
            <text:p>1</text:p>
          </table:table-cell>
          <table:table-cell table:number-columns-repeated="9"/>
        </table:table-row>
        <table:table-row table:style-name="ro2">
          <table:table-cell office:value-type="float" office:value="3.9">
            <text:p>3.9</text:p>
          </table:table-cell>
          <table:table-cell table:formula="of:=[.A41]/[.$N$8]*[.$N$7]" office:value-type="float" office:value="798.72">
            <text:p>799</text:p>
          </table:table-cell>
          <table:table-cell table:formula="of:=MIN(MAX( ROUND(([.B41]-[.$M$6]-[.$N$9]/2) /[.$N$9] ); 0);[.$R$6])" office:value-type="float" office:value="12">
            <text:p>12</text:p>
          </table:table-cell>
          <table:table-cell table:formula="of:=IF(AND([.B41]&gt;[.$M$6];[.B41]&lt;[.$N$6]))" office:value-type="boolean" office:boolean-value="true">
            <text:p>TRUE</text:p>
          </table:table-cell>
          <table:table-cell table:formula="of:=INDIRECT(&quot;R3C&quot;&amp;([.C41]+1); 0)" office:value-type="float" office:value="95">
            <text:p>95</text:p>
          </table:table-cell>
          <table:table-cell table:formula="of:=[.B41]*[.E41]/[.$N$10]" office:value-type="float" office:value="758.784">
            <text:p>759</text:p>
          </table:table-cell>
          <table:table-cell table:formula="of:=IF([.D41];[.F41];[.B41])" office:value-type="float" office:value="758.784">
            <text:p>759</text:p>
          </table:table-cell>
          <table:table-cell table:formula="of:=[.G41]/[.$N$7]*[.$N$8]" office:value-type="float" office:value="3.705">
            <text:p>3.71</text:p>
          </table:table-cell>
          <table:table-cell table:formula="of:=IF([.A41]&gt;0;[.H41]/[.A41]*100;100)" office:value-type="float" office:value="95">
            <text:p>95.0</text:p>
          </table:table-cell>
          <table:table-cell table:formula="of:=100-[.I41]" office:value-type="float" office:value="4.99999999999999">
            <text:p>5.0</text:p>
          </table:table-cell>
          <table:table-cell table:formula="of:=[.B41]-[.G41]" office:value-type="float" office:value="39.9359999999999">
            <text:p>40</text:p>
          </table:table-cell>
          <table:table-cell table:formula="of:=[.K41]-[.K40]" office:value-type="float" office:value="1.02399999999989">
            <text:p>1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formula="of:=[.A42]/[.$N$8]*[.$N$7]" office:value-type="float" office:value="819.2">
            <text:p>819</text:p>
          </table:table-cell>
          <table:table-cell table:formula="of:=MIN(MAX( ROUND(([.B42]-[.$M$6]-[.$N$9]/2) /[.$N$9] ); 0);[.$R$6])" office:value-type="float" office:value="13">
            <text:p>13</text:p>
          </table:table-cell>
          <table:table-cell table:formula="of:=IF(AND([.B42]&gt;[.$M$6];[.B42]&lt;[.$N$6]))" office:value-type="boolean" office:boolean-value="true">
            <text:p>TRUE</text:p>
          </table:table-cell>
          <table:table-cell table:formula="of:=INDIRECT(&quot;R3C&quot;&amp;([.C42]+1); 0)" office:value-type="float" office:value="97">
            <text:p>97</text:p>
          </table:table-cell>
          <table:table-cell table:formula="of:=[.B42]*[.E42]/[.$N$10]" office:value-type="float" office:value="794.624">
            <text:p>795</text:p>
          </table:table-cell>
          <table:table-cell table:formula="of:=IF([.D42];[.F42];[.B42])" office:value-type="float" office:value="794.624">
            <text:p>795</text:p>
          </table:table-cell>
          <table:table-cell table:formula="of:=[.G42]/[.$N$7]*[.$N$8]" office:value-type="float" office:value="3.88">
            <text:p>3.88</text:p>
          </table:table-cell>
          <table:table-cell table:formula="of:=IF([.A42]&gt;0;[.H42]/[.A42]*100;100)" office:value-type="float" office:value="97">
            <text:p>97.0</text:p>
          </table:table-cell>
          <table:table-cell table:formula="of:=100-[.I42]" office:value-type="float" office:value="2.99999999999999">
            <text:p>3.0</text:p>
          </table:table-cell>
          <table:table-cell table:formula="of:=[.B42]-[.G42]" office:value-type="float" office:value="24.5759999999999">
            <text:p>25</text:p>
          </table:table-cell>
          <table:table-cell table:formula="of:=[.K42]-[.K41]" office:value-type="float" office:value="-15.36">
            <text:p>-15</text:p>
          </table:table-cell>
          <table:table-cell table:number-columns-repeated="9"/>
        </table:table-row>
        <table:table-row table:style-name="ro2">
          <table:table-cell office:value-type="float" office:value="4.1">
            <text:p>4.1</text:p>
          </table:table-cell>
          <table:table-cell table:formula="of:=[.A43]/[.$N$8]*[.$N$7]" office:value-type="float" office:value="839.68">
            <text:p>840</text:p>
          </table:table-cell>
          <table:table-cell table:formula="of:=MIN(MAX( ROUND(([.B43]-[.$M$6]-[.$N$9]/2) /[.$N$9] ); 0);[.$R$6])" office:value-type="float" office:value="13">
            <text:p>13</text:p>
          </table:table-cell>
          <table:table-cell table:formula="of:=IF(AND([.B43]&gt;[.$M$6];[.B43]&lt;[.$N$6]))" office:value-type="boolean" office:boolean-value="true">
            <text:p>TRUE</text:p>
          </table:table-cell>
          <table:table-cell table:formula="of:=INDIRECT(&quot;R3C&quot;&amp;([.C43]+1); 0)" office:value-type="float" office:value="97">
            <text:p>97</text:p>
          </table:table-cell>
          <table:table-cell table:formula="of:=[.B43]*[.E43]/[.$N$10]" office:value-type="float" office:value="814.4896">
            <text:p>814</text:p>
          </table:table-cell>
          <table:table-cell table:formula="of:=IF([.D43];[.F43];[.B43])" office:value-type="float" office:value="814.4896">
            <text:p>814</text:p>
          </table:table-cell>
          <table:table-cell table:formula="of:=[.G43]/[.$N$7]*[.$N$8]" office:value-type="float" office:value="3.977">
            <text:p>3.98</text:p>
          </table:table-cell>
          <table:table-cell table:formula="of:=IF([.A43]&gt;0;[.H43]/[.A43]*100;100)" office:value-type="float" office:value="97">
            <text:p>97.0</text:p>
          </table:table-cell>
          <table:table-cell table:formula="of:=100-[.I43]" office:value-type="float" office:value="3">
            <text:p>3.0</text:p>
          </table:table-cell>
          <table:table-cell table:formula="of:=[.B43]-[.G43]" office:value-type="float" office:value="25.1904000000001">
            <text:p>25</text:p>
          </table:table-cell>
          <table:table-cell table:formula="of:=[.K43]-[.K42]" office:value-type="float" office:value="0.61440000000016">
            <text:p>1</text:p>
          </table:table-cell>
          <table:table-cell table:number-columns-repeated="9"/>
        </table:table-row>
        <table:table-row table:style-name="ro2">
          <table:table-cell office:value-type="float" office:value="4.2">
            <text:p>4.2</text:p>
          </table:table-cell>
          <table:table-cell table:formula="of:=[.A44]/[.$N$8]*[.$N$7]" office:value-type="float" office:value="860.16">
            <text:p>860</text:p>
          </table:table-cell>
          <table:table-cell table:formula="of:=MIN(MAX( ROUND(([.B44]-[.$M$6]-[.$N$9]/2) /[.$N$9] ); 0);[.$R$6])" office:value-type="float" office:value="14">
            <text:p>14</text:p>
          </table:table-cell>
          <table:table-cell table:formula="of:=IF(AND([.B44]&gt;[.$M$6];[.B44]&lt;[.$N$6]))" office:value-type="boolean" office:boolean-value="true">
            <text:p>TRUE</text:p>
          </table:table-cell>
          <table:table-cell table:formula="of:=INDIRECT(&quot;R3C&quot;&amp;([.C44]+1); 0)" office:value-type="float" office:value="99">
            <text:p>99</text:p>
          </table:table-cell>
          <table:table-cell table:formula="of:=[.B44]*[.E44]/[.$N$10]" office:value-type="float" office:value="851.5584">
            <text:p>852</text:p>
          </table:table-cell>
          <table:table-cell table:formula="of:=IF([.D44];[.F44];[.B44])" office:value-type="float" office:value="851.5584">
            <text:p>852</text:p>
          </table:table-cell>
          <table:table-cell table:formula="of:=[.G44]/[.$N$7]*[.$N$8]" office:value-type="float" office:value="4.158">
            <text:p>4.16</text:p>
          </table:table-cell>
          <table:table-cell table:formula="of:=IF([.A44]&gt;0;[.H44]/[.A44]*100;100)" office:value-type="float" office:value="99">
            <text:p>99.0</text:p>
          </table:table-cell>
          <table:table-cell table:formula="of:=100-[.I44]" office:value-type="float" office:value="1">
            <text:p>1.0</text:p>
          </table:table-cell>
          <table:table-cell table:formula="of:=[.B44]-[.G44]" office:value-type="float" office:value="8.60159999999996">
            <text:p>9</text:p>
          </table:table-cell>
          <table:table-cell table:formula="of:=[.K44]-[.K43]" office:value-type="float" office:value="-16.5888000000001">
            <text:p>-17</text:p>
          </table:table-cell>
          <table:table-cell table:number-columns-repeated="9"/>
        </table:table-row>
        <table:table-row table:style-name="ro2">
          <table:table-cell office:value-type="float" office:value="4.3">
            <text:p>4.3</text:p>
          </table:table-cell>
          <table:table-cell table:formula="of:=[.A45]/[.$N$8]*[.$N$7]" office:value-type="float" office:value="880.64">
            <text:p>881</text:p>
          </table:table-cell>
          <table:table-cell table:formula="of:=MIN(MAX( ROUND(([.B45]-[.$M$6]-[.$N$9]/2) /[.$N$9] ); 0);[.$R$6])" office:value-type="float" office:value="14">
            <text:p>14</text:p>
          </table:table-cell>
          <table:table-cell table:formula="of:=IF(AND([.B45]&gt;[.$M$6];[.B45]&lt;[.$N$6]))" office:value-type="boolean" office:boolean-value="true">
            <text:p>TRUE</text:p>
          </table:table-cell>
          <table:table-cell table:formula="of:=INDIRECT(&quot;R3C&quot;&amp;([.C45]+1); 0)" office:value-type="float" office:value="99">
            <text:p>99</text:p>
          </table:table-cell>
          <table:table-cell table:formula="of:=[.B45]*[.E45]/[.$N$10]" office:value-type="float" office:value="871.8336">
            <text:p>872</text:p>
          </table:table-cell>
          <table:table-cell table:formula="of:=IF([.D45];[.F45];[.B45])" office:value-type="float" office:value="871.8336">
            <text:p>872</text:p>
          </table:table-cell>
          <table:table-cell table:formula="of:=[.G45]/[.$N$7]*[.$N$8]" office:value-type="float" office:value="4.257">
            <text:p>4.26</text:p>
          </table:table-cell>
          <table:table-cell table:formula="of:=IF([.A45]&gt;0;[.H45]/[.A45]*100;100)" office:value-type="float" office:value="99">
            <text:p>99.0</text:p>
          </table:table-cell>
          <table:table-cell table:formula="of:=100-[.I45]" office:value-type="float" office:value="0.999999999999972">
            <text:p>1.0</text:p>
          </table:table-cell>
          <table:table-cell table:formula="of:=[.B45]-[.G45]" office:value-type="float" office:value="8.80639999999994">
            <text:p>9</text:p>
          </table:table-cell>
          <table:table-cell table:formula="of:=[.K45]-[.K44]" office:value-type="float" office:value="0.204799999999977">
            <text:p>0</text:p>
          </table:table-cell>
          <table:table-cell table:number-columns-repeated="9"/>
        </table:table-row>
        <table:table-row table:style-name="ro2">
          <table:table-cell office:value-type="float" office:value="4.4">
            <text:p>4.4</text:p>
          </table:table-cell>
          <table:table-cell table:formula="of:=[.A46]/[.$N$8]*[.$N$7]" office:value-type="float" office:value="901.12">
            <text:p>901</text:p>
          </table:table-cell>
          <table:table-cell table:formula="of:=MIN(MAX( ROUND(([.B46]-[.$M$6]-[.$N$9]/2) /[.$N$9] ); 0);[.$R$6])" office:value-type="float" office:value="15">
            <text:p>15</text:p>
          </table:table-cell>
          <table:table-cell table:formula="of:=IF(AND([.B46]&gt;[.$M$6];[.B46]&lt;[.$N$6]))" office:value-type="boolean" office:boolean-value="false">
            <text:p>FALSE</text:p>
          </table:table-cell>
          <table:table-cell table:formula="of:=INDIRECT(&quot;R3C&quot;&amp;([.C46]+1); 0)" office:value-type="float" office:value="0">
            <text:p>0</text:p>
          </table:table-cell>
          <table:table-cell table:formula="of:=[.B46]*[.E46]/[.$N$10]" office:value-type="float" office:value="0">
            <text:p>0</text:p>
          </table:table-cell>
          <table:table-cell table:formula="of:=IF([.D46];[.F46];[.B46])" office:value-type="float" office:value="901.12">
            <text:p>901</text:p>
          </table:table-cell>
          <table:table-cell table:formula="of:=[.G46]/[.$N$7]*[.$N$8]" office:value-type="float" office:value="4.4">
            <text:p>4.40</text:p>
          </table:table-cell>
          <table:table-cell table:formula="of:=IF([.A46]&gt;0;[.H46]/[.A46]*100;100)" office:value-type="float" office:value="100">
            <text:p>100.0</text:p>
          </table:table-cell>
          <table:table-cell table:formula="of:=100-[.I46]" office:value-type="float" office:value="0">
            <text:p>0.0</text:p>
          </table:table-cell>
          <table:table-cell table:formula="of:=[.B46]-[.G46]" office:value-type="float" office:value="0">
            <text:p>0</text:p>
          </table:table-cell>
          <table:table-cell table:formula="of:=[.K46]-[.K45]" office:value-type="float" office:value="-8.80639999999994">
            <text:p>-9</text:p>
          </table:table-cell>
          <table:table-cell table:number-columns-repeated="9"/>
        </table:table-row>
        <table:table-row table:style-name="ro2">
          <table:table-cell office:value-type="float" office:value="4.5">
            <text:p>4.5</text:p>
          </table:table-cell>
          <table:table-cell table:formula="of:=[.A47]/[.$N$8]*[.$N$7]" office:value-type="float" office:value="921.6">
            <text:p>922</text:p>
          </table:table-cell>
          <table:table-cell table:formula="of:=MIN(MAX( ROUND(([.B47]-[.$M$6]-[.$N$9]/2) /[.$N$9] ); 0);[.$R$6])" office:value-type="float" office:value="15">
            <text:p>15</text:p>
          </table:table-cell>
          <table:table-cell table:formula="of:=IF(AND([.B47]&gt;[.$M$6];[.B47]&lt;[.$N$6]))" office:value-type="boolean" office:boolean-value="false">
            <text:p>FALSE</text:p>
          </table:table-cell>
          <table:table-cell table:formula="of:=INDIRECT(&quot;R3C&quot;&amp;([.C47]+1); 0)" office:value-type="float" office:value="0">
            <text:p>0</text:p>
          </table:table-cell>
          <table:table-cell table:formula="of:=[.B47]*[.E47]/[.$N$10]" office:value-type="float" office:value="0">
            <text:p>0</text:p>
          </table:table-cell>
          <table:table-cell table:formula="of:=IF([.D47];[.F47];[.B47])" office:value-type="float" office:value="921.6">
            <text:p>922</text:p>
          </table:table-cell>
          <table:table-cell table:formula="of:=[.G47]/[.$N$7]*[.$N$8]" office:value-type="float" office:value="4.5">
            <text:p>4.50</text:p>
          </table:table-cell>
          <table:table-cell table:formula="of:=IF([.A47]&gt;0;[.H47]/[.A47]*100;100)" office:value-type="float" office:value="100">
            <text:p>100.0</text:p>
          </table:table-cell>
          <table:table-cell table:formula="of:=100-[.I47]" office:value-type="float" office:value="0">
            <text:p>0.0</text:p>
          </table:table-cell>
          <table:table-cell table:formula="of:=[.B47]-[.G47]" office:value-type="float" office:value="0">
            <text:p>0</text:p>
          </table:table-cell>
          <table:table-cell table:formula="of:=[.K47]-[.K46]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float" office:value="4.6">
            <text:p>4.6</text:p>
          </table:table-cell>
          <table:table-cell table:formula="of:=[.A48]/[.$N$8]*[.$N$7]" office:value-type="float" office:value="942.08">
            <text:p>942</text:p>
          </table:table-cell>
          <table:table-cell table:formula="of:=MIN(MAX( ROUND(([.B48]-[.$M$6]-[.$N$9]/2) /[.$N$9] ); 0);[.$R$6])" office:value-type="float" office:value="15">
            <text:p>15</text:p>
          </table:table-cell>
          <table:table-cell table:formula="of:=IF(AND([.B48]&gt;[.$M$6];[.B48]&lt;[.$N$6]))" office:value-type="boolean" office:boolean-value="false">
            <text:p>FALSE</text:p>
          </table:table-cell>
          <table:table-cell table:formula="of:=INDIRECT(&quot;R3C&quot;&amp;([.C48]+1); 0)" office:value-type="float" office:value="0">
            <text:p>0</text:p>
          </table:table-cell>
          <table:table-cell table:formula="of:=[.B48]*[.E48]/[.$N$10]" office:value-type="float" office:value="0">
            <text:p>0</text:p>
          </table:table-cell>
          <table:table-cell table:formula="of:=IF([.D48];[.F48];[.B48])" office:value-type="float" office:value="942.08">
            <text:p>942</text:p>
          </table:table-cell>
          <table:table-cell table:formula="of:=[.G48]/[.$N$7]*[.$N$8]" office:value-type="float" office:value="4.6">
            <text:p>4.60</text:p>
          </table:table-cell>
          <table:table-cell table:formula="of:=IF([.A48]&gt;0;[.H48]/[.A48]*100;100)" office:value-type="float" office:value="100">
            <text:p>100.0</text:p>
          </table:table-cell>
          <table:table-cell table:formula="of:=100-[.I48]" office:value-type="float" office:value="0">
            <text:p>0.0</text:p>
          </table:table-cell>
          <table:table-cell table:formula="of:=[.B48]-[.G48]" office:value-type="float" office:value="0">
            <text:p>0</text:p>
          </table:table-cell>
          <table:table-cell table:formula="of:=[.K48]-[.K47]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float" office:value="4.7">
            <text:p>4.7</text:p>
          </table:table-cell>
          <table:table-cell table:formula="of:=[.A49]/[.$N$8]*[.$N$7]" office:value-type="float" office:value="962.56">
            <text:p>963</text:p>
          </table:table-cell>
          <table:table-cell table:formula="of:=MIN(MAX( ROUND(([.B49]-[.$M$6]-[.$N$9]/2) /[.$N$9] ); 0);[.$R$6])" office:value-type="float" office:value="15">
            <text:p>15</text:p>
          </table:table-cell>
          <table:table-cell table:formula="of:=IF(AND([.B49]&gt;[.$M$6];[.B49]&lt;[.$N$6]))" office:value-type="boolean" office:boolean-value="false">
            <text:p>FALSE</text:p>
          </table:table-cell>
          <table:table-cell table:formula="of:=INDIRECT(&quot;R3C&quot;&amp;([.C49]+1); 0)" office:value-type="float" office:value="0">
            <text:p>0</text:p>
          </table:table-cell>
          <table:table-cell table:formula="of:=[.B49]*[.E49]/[.$N$10]" office:value-type="float" office:value="0">
            <text:p>0</text:p>
          </table:table-cell>
          <table:table-cell table:formula="of:=IF([.D49];[.F49];[.B49])" office:value-type="float" office:value="962.56">
            <text:p>963</text:p>
          </table:table-cell>
          <table:table-cell table:formula="of:=[.G49]/[.$N$7]*[.$N$8]" office:value-type="float" office:value="4.7">
            <text:p>4.70</text:p>
          </table:table-cell>
          <table:table-cell table:formula="of:=IF([.A49]&gt;0;[.H49]/[.A49]*100;100)" office:value-type="float" office:value="100">
            <text:p>100.0</text:p>
          </table:table-cell>
          <table:table-cell table:formula="of:=100-[.I49]" office:value-type="float" office:value="0">
            <text:p>0.0</text:p>
          </table:table-cell>
          <table:table-cell table:formula="of:=[.B49]-[.G49]" office:value-type="float" office:value="0">
            <text:p>0</text:p>
          </table:table-cell>
          <table:table-cell table:formula="of:=[.K49]-[.K48]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float" office:value="4.8">
            <text:p>4.8</text:p>
          </table:table-cell>
          <table:table-cell table:formula="of:=[.A50]/[.$N$8]*[.$N$7]" office:value-type="float" office:value="983.04">
            <text:p>983</text:p>
          </table:table-cell>
          <table:table-cell table:formula="of:=MIN(MAX( ROUND(([.B50]-[.$M$6]-[.$N$9]/2) /[.$N$9] ); 0);[.$R$6])" office:value-type="float" office:value="15">
            <text:p>15</text:p>
          </table:table-cell>
          <table:table-cell table:formula="of:=IF(AND([.B50]&gt;[.$M$6];[.B50]&lt;[.$N$6]))" office:value-type="boolean" office:boolean-value="false">
            <text:p>FALSE</text:p>
          </table:table-cell>
          <table:table-cell table:formula="of:=INDIRECT(&quot;R3C&quot;&amp;([.C50]+1); 0)" office:value-type="float" office:value="0">
            <text:p>0</text:p>
          </table:table-cell>
          <table:table-cell table:formula="of:=[.B50]*[.E50]/[.$N$10]" office:value-type="float" office:value="0">
            <text:p>0</text:p>
          </table:table-cell>
          <table:table-cell table:formula="of:=IF([.D50];[.F50];[.B50])" office:value-type="float" office:value="983.04">
            <text:p>983</text:p>
          </table:table-cell>
          <table:table-cell table:formula="of:=[.G50]/[.$N$7]*[.$N$8]" office:value-type="float" office:value="4.8">
            <text:p>4.80</text:p>
          </table:table-cell>
          <table:table-cell table:formula="of:=IF([.A50]&gt;0;[.H50]/[.A50]*100;100)" office:value-type="float" office:value="100">
            <text:p>100.0</text:p>
          </table:table-cell>
          <table:table-cell table:formula="of:=100-[.I50]" office:value-type="float" office:value="0">
            <text:p>0.0</text:p>
          </table:table-cell>
          <table:table-cell table:formula="of:=[.B50]-[.G50]" office:value-type="float" office:value="0">
            <text:p>0</text:p>
          </table:table-cell>
          <table:table-cell table:formula="of:=[.K50]-[.K49]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float" office:value="4.9">
            <text:p>4.9</text:p>
          </table:table-cell>
          <table:table-cell table:formula="of:=[.A51]/[.$N$8]*[.$N$7]" office:value-type="float" office:value="1003.52">
            <text:p>1004</text:p>
          </table:table-cell>
          <table:table-cell table:formula="of:=MIN(MAX( ROUND(([.B51]-[.$M$6]-[.$N$9]/2) /[.$N$9] ); 0);[.$R$6])" office:value-type="float" office:value="15">
            <text:p>15</text:p>
          </table:table-cell>
          <table:table-cell table:formula="of:=IF(AND([.B51]&gt;[.$M$6];[.B51]&lt;[.$N$6]))" office:value-type="boolean" office:boolean-value="false">
            <text:p>FALSE</text:p>
          </table:table-cell>
          <table:table-cell table:formula="of:=INDIRECT(&quot;R3C&quot;&amp;([.C51]+1); 0)" office:value-type="float" office:value="0">
            <text:p>0</text:p>
          </table:table-cell>
          <table:table-cell table:formula="of:=[.B51]*[.E51]/[.$N$10]" office:value-type="float" office:value="0">
            <text:p>0</text:p>
          </table:table-cell>
          <table:table-cell table:formula="of:=IF([.D51];[.F51];[.B51])" office:value-type="float" office:value="1003.52">
            <text:p>1004</text:p>
          </table:table-cell>
          <table:table-cell table:formula="of:=[.G51]/[.$N$7]*[.$N$8]" office:value-type="float" office:value="4.9">
            <text:p>4.90</text:p>
          </table:table-cell>
          <table:table-cell table:formula="of:=IF([.A51]&gt;0;[.H51]/[.A51]*100;100)" office:value-type="float" office:value="100">
            <text:p>100.0</text:p>
          </table:table-cell>
          <table:table-cell table:formula="of:=100-[.I51]" office:value-type="float" office:value="0">
            <text:p>0.0</text:p>
          </table:table-cell>
          <table:table-cell table:formula="of:=[.B51]-[.G51]" office:value-type="float" office:value="0">
            <text:p>0</text:p>
          </table:table-cell>
          <table:table-cell table:formula="of:=[.K51]-[.K50]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table:formula="of:=[.A52]/[.$N$8]*[.$N$7]" office:value-type="float" office:value="1024">
            <text:p>1024</text:p>
          </table:table-cell>
          <table:table-cell table:formula="of:=MIN(MAX( ROUND(([.B52]-[.$M$6]-[.$N$9]/2) /[.$N$9] ); 0);[.$R$6])" office:value-type="float" office:value="15">
            <text:p>15</text:p>
          </table:table-cell>
          <table:table-cell table:formula="of:=IF(AND([.B52]&gt;[.$M$6];[.B52]&lt;[.$N$6]))" office:value-type="boolean" office:boolean-value="false">
            <text:p>FALSE</text:p>
          </table:table-cell>
          <table:table-cell table:formula="of:=INDIRECT(&quot;R3C&quot;&amp;([.C52]+1); 0)" office:value-type="float" office:value="0">
            <text:p>0</text:p>
          </table:table-cell>
          <table:table-cell table:formula="of:=[.B52]*[.E52]/[.$N$10]" office:value-type="float" office:value="0">
            <text:p>0</text:p>
          </table:table-cell>
          <table:table-cell table:formula="of:=IF([.D52];[.F52];[.B52])" office:value-type="float" office:value="1024">
            <text:p>1024</text:p>
          </table:table-cell>
          <table:table-cell table:formula="of:=[.G52]/[.$N$7]*[.$N$8]" office:value-type="float" office:value="5">
            <text:p>5.00</text:p>
          </table:table-cell>
          <table:table-cell table:formula="of:=IF([.A52]&gt;0;[.H52]/[.A52]*100;100)" office:value-type="float" office:value="100">
            <text:p>100.0</text:p>
          </table:table-cell>
          <table:table-cell table:formula="of:=100-[.I52]" office:value-type="float" office:value="0">
            <text:p>0.0</text:p>
          </table:table-cell>
          <table:table-cell table:formula="of:=[.B52]-[.G52]" office:value-type="float" office:value="0">
            <text:p>0</text:p>
          </table:table-cell>
          <table:table-cell table:formula="of:=[.K52]-[.K51]"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style-name="ce4" office:value-type="float" office:value="5.1">
            <text:p>5.1</text:p>
          </table:table-cell>
          <table:table-cell table:style-name="Default" table:formula="of:=[.N7]" office:value-type="float" office:value="1024">
            <text:p>1024</text:p>
          </table:table-cell>
          <table:table-cell table:formula="of:=MIN(MAX( ROUND(([.B53]-[.$M$6]-[.$N$9]/2) /[.$N$9] ); 0);[.$R$6])" office:value-type="float" office:value="15">
            <text:p>15</text:p>
          </table:table-cell>
          <table:table-cell table:formula="of:=IF(AND([.B53]&gt;[.$M$6];[.B53]&lt;[.$N$6]))" office:value-type="boolean" office:boolean-value="false">
            <text:p>FALSE</text:p>
          </table:table-cell>
          <table:table-cell table:formula="of:=INDIRECT(&quot;R3C&quot;&amp;([.C53]+1); 0)" office:value-type="float" office:value="0">
            <text:p>0</text:p>
          </table:table-cell>
          <table:table-cell table:formula="of:=[.B53]*[.E53]/[.$N$10]" office:value-type="float" office:value="0">
            <text:p>0</text:p>
          </table:table-cell>
          <table:table-cell table:formula="of:=IF([.D53];[.F53];[.B53])" office:value-type="float" office:value="1024">
            <text:p>1024</text:p>
          </table:table-cell>
          <table:table-cell table:formula="of:=[.G53]/[.$N$7]*[.$N$8]" office:value-type="float" office:value="5">
            <text:p>5.00</text:p>
          </table:table-cell>
          <table:table-cell table:formula="of:=IF([.A53]&gt;0;[.H53]/[.A53]*100;100)" office:value-type="float" office:value="98.0392156862745">
            <text:p>98.0</text:p>
          </table:table-cell>
          <table:table-cell table:formula="of:=100-[.I53]" office:value-type="float" office:value="1.96078431372548">
            <text:p>2.0</text:p>
          </table:table-cell>
          <table:table-cell table:formula="of:=[.B53]-[.G53]" office:value-type="float" office:value="0">
            <text:p>0</text:p>
          </table:table-cell>
          <table:table-cell table:formula="of:=[.K53]-[.K52]"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style-name="ce4" office:value-type="float" office:value="5.2">
            <text:p>5.2</text:p>
          </table:table-cell>
          <table:table-cell table:style-name="Default" office:value-type="float" office:value="1024">
            <text:p>1024</text:p>
          </table:table-cell>
          <table:table-cell table:formula="of:=MIN(MAX( ROUND(([.B54]-[.$M$6]-[.$N$9]/2) /[.$N$9] ); 0);[.$R$6])" office:value-type="float" office:value="15">
            <text:p>15</text:p>
          </table:table-cell>
          <table:table-cell table:formula="of:=IF(AND([.B54]&gt;[.$M$6];[.B54]&lt;[.$N$6]))" office:value-type="boolean" office:boolean-value="false">
            <text:p>FALSE</text:p>
          </table:table-cell>
          <table:table-cell table:formula="of:=INDIRECT(&quot;R3C&quot;&amp;([.C54]+1); 0)" office:value-type="float" office:value="0">
            <text:p>0</text:p>
          </table:table-cell>
          <table:table-cell table:formula="of:=[.B54]*[.E54]/[.$N$10]" office:value-type="float" office:value="0">
            <text:p>0</text:p>
          </table:table-cell>
          <table:table-cell table:formula="of:=IF([.D54];[.F54];[.B54])" office:value-type="float" office:value="1024">
            <text:p>1024</text:p>
          </table:table-cell>
          <table:table-cell table:formula="of:=[.G54]/[.$N$7]*[.$N$8]" office:value-type="float" office:value="5">
            <text:p>5.00</text:p>
          </table:table-cell>
          <table:table-cell table:formula="of:=IF([.A54]&gt;0;[.H54]/[.A54]*100;100)" office:value-type="float" office:value="96.1538461538462">
            <text:p>96.2</text:p>
          </table:table-cell>
          <table:table-cell table:formula="of:=100-[.I54]" office:value-type="float" office:value="3.84615384615385">
            <text:p>3.8</text:p>
          </table:table-cell>
          <table:table-cell table:formula="of:=[.B54]-[.G54]" office:value-type="float" office:value="0">
            <text:p>0</text:p>
          </table:table-cell>
          <table:table-cell table:formula="of:=[.K54]-[.K53]" office:value-type="float" office:value="0">
            <text:p>0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8/09/2016</text:date>, <text:time>16:4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20:18:48.64</meta:creation-date>
    <dc:date>2016-08-09T16:40:54.36</dc:date>
    <meta:editing-duration>P17DT10H10M2S</meta:editing-duration>
    <meta:editing-cycles>19</meta:editing-cycles>
    <meta:generator>OpenOffice/4.1.1$Win32 OpenOffice.org_project/411m6$Build-9775</meta:generator>
    <meta:document-statistic meta:table-count="3" meta:cell-count="6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5.2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7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17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646cm" svg:height="16.192cm" xlink:href=".." xlink:type="simple" chart:class="chart:line" chart:style-name="ch1">
        <chart:legend svg:x="1.936cm" svg:y="0cm" style:legend-expansion="custom" chartooo:width="14.773cm" chartooo:height="1.303cm" style:legend-expansion-aspect-ratio="11.3376822716807" chart:style-name="ch2"/>
        <chart:plot-area chart:style-name="ch3" table:cell-range-address="Sheet1.A5:Sheet1.A53 Sheet1.H5:Sheet1.H53 Sheet1.J5:Sheet1.J53" chart:data-source-has-labels="row" svg:x="0.088cm" svg:y="1.552cm" svg:width="28.551cm" svg:height="13.568cm">
          <chartooo:coordinate-region svg:x="0.815cm" svg:y="1.764cm" svg:width="26.911cm" svg:height="12.683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5" chart:class="minor"/>
          </chart:axis>
          <chart:axis chart:dimension="y" chart:name="secondary-y" chart:style-name="ch7"/>
          <chart:series chart:attached-axis="primary-y" chart:style-name="ch8" chart:values-cell-range-address="Sheet1.A6:Sheet1.A53" chart:label-cell-address="Sheet1.A5:Sheet1.A5" chart:class="chart:line">
            <chart:data-point chart:repeated="48"/>
          </chart:series>
          <chart:series chart:attached-axis="primary-y" chart:style-name="ch9" chart:values-cell-range-address="Sheet1.H6:Sheet1.H53" chart:label-cell-address="Sheet1.H5:Sheet1.H5" chart:class="chart:line">
            <chart:data-point chart:repeated="48"/>
          </chart:series>
          <chart:series chart:attached-axis="secondary-y" chart:style-name="ch10" chart:values-cell-range-address="Sheet1.J6:Sheet1.J53" chart:label-cell-address="Sheet1.J5:Sheet1.J5" chart:class="chart:line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 voltage</text:p>
                <draw:g>
                  <svg:desc>Sheet1.A5:Sheet1.A5</svg:desc>
                </draw:g>
              </table:table-cell>
              <table:table-cell office:value-type="string">
                <text:p>Output voltage</text:p>
                <draw:g>
                  <svg:desc>Sheet1.H5:Sheet1.H5</svg:desc>
                </draw:g>
              </table:table-cell>
              <table:table-cell office:value-type="string">
                <text:p>Relative negative ratio(%)</text:p>
                <draw:g>
                  <svg:desc>Sheet1.J5:Sheet1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6:Sheet1.A53</svg:desc>
                </draw:g>
              </table:table-cell>
              <table:table-cell office:value-type="float" office:value="0">
                <text:p>0</text:p>
                <draw:g>
                  <svg:desc>Sheet1.H6:Sheet1.H53</svg:desc>
                </draw:g>
              </table:table-cell>
              <table:table-cell office:value-type="float" office:value="0">
                <text:p>0</text:p>
                <draw:g>
                  <svg:desc>Sheet1.J6:Sheet1.J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">
                <text:p>0.9</text:p>
              </table:table-cell>
              <table:table-cell office:value-type="float" office:value="0.72">
                <text:p>0.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">
                <text:p>1.1</text:p>
              </table:table-cell>
              <table:table-cell office:value-type="float" office:value="0.88">
                <text:p>0.8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0.936">
                <text:p>0.9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">
                <text:p>1.3</text:p>
              </table:table-cell>
              <table:table-cell office:value-type="float" office:value="1.014">
                <text:p>1.0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">
                <text:p>1.4</text:p>
              </table:table-cell>
              <table:table-cell office:value-type="float" office:value="1.12">
                <text:p>1.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">
                <text:p>1.5</text:p>
              </table:table-cell>
              <table:table-cell office:value-type="float" office:value="1.2">
                <text:p>1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">
                <text:p>1.6</text:p>
              </table:table-cell>
              <table:table-cell office:value-type="float" office:value="1.312">
                <text:p>1.3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">
                <text:p>1.7</text:p>
              </table:table-cell>
              <table:table-cell office:value-type="float" office:value="1.394">
                <text:p>1.3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">
                <text:p>1.8</text:p>
              </table:table-cell>
              <table:table-cell office:value-type="float" office:value="1.476">
                <text:p>1.4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9">
                <text:p>1.9</text:p>
              </table:table-cell>
              <table:table-cell office:value-type="float" office:value="1.596">
                <text:p>1.5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.68">
                <text:p>1.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">
                <text:p>2.1</text:p>
              </table:table-cell>
              <table:table-cell office:value-type="float" office:value="1.806">
                <text:p>1.8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">
                <text:p>2.2</text:p>
              </table:table-cell>
              <table:table-cell office:value-type="float" office:value="1.892">
                <text:p>1.8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">
                <text:p>2.3</text:p>
              </table:table-cell>
              <table:table-cell office:value-type="float" office:value="2.024">
                <text:p>2.0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">
                <text:p>2.4</text:p>
              </table:table-cell>
              <table:table-cell office:value-type="float" office:value="2.112">
                <text:p>2.1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5">
                <text:p>2.5</text:p>
              </table:table-cell>
              <table:table-cell office:value-type="float" office:value="2.2">
                <text:p>2.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6">
                <text:p>2.6</text:p>
              </table:table-cell>
              <table:table-cell office:value-type="float" office:value="2.34">
                <text:p>2.34</text:p>
              </table:table-cell>
              <table:table-cell office:value-type="float" office:value="9.99999999999999">
                <text:p>9.99999999999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">
                <text:p>2.7</text:p>
              </table:table-cell>
              <table:table-cell office:value-type="float" office:value="2.43">
                <text:p>2.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8">
                <text:p>2.8</text:p>
              </table:table-cell>
              <table:table-cell office:value-type="float" office:value="2.548">
                <text:p>2.548</text:p>
              </table:table-cell>
              <table:table-cell office:value-type="float" office:value="9.00000000000001">
                <text:p>9.00000000000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9">
                <text:p>2.9</text:p>
              </table:table-cell>
              <table:table-cell office:value-type="float" office:value="2.639">
                <text:p>2.639</text:p>
              </table:table-cell>
              <table:table-cell office:value-type="float" office:value="9.00000000000001">
                <text:p>9.00000000000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2.76">
                <text:p>2.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1">
                <text:p>3.1</text:p>
              </table:table-cell>
              <table:table-cell office:value-type="float" office:value="2.852">
                <text:p>2.8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2">
                <text:p>3.2</text:p>
              </table:table-cell>
              <table:table-cell office:value-type="float" office:value="2.944">
                <text:p>2.9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3">
                <text:p>3.3</text:p>
              </table:table-cell>
              <table:table-cell office:value-type="float" office:value="3.069">
                <text:p>3.0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162">
                <text:p>3.1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5">
                <text:p>3.5</text:p>
              </table:table-cell>
              <table:table-cell office:value-type="float" office:value="3.29">
                <text:p>3.29</text:p>
              </table:table-cell>
              <table:table-cell office:value-type="float" office:value="6.00000000000001">
                <text:p>6.00000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6">
                <text:p>3.6</text:p>
              </table:table-cell>
              <table:table-cell office:value-type="float" office:value="3.384">
                <text:p>3.3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7">
                <text:p>3.7</text:p>
              </table:table-cell>
              <table:table-cell office:value-type="float" office:value="3.515">
                <text:p>3.515</text:p>
              </table:table-cell>
              <table:table-cell office:value-type="float" office:value="5.00000000000001">
                <text:p>5.00000000000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8">
                <text:p>3.8</text:p>
              </table:table-cell>
              <table:table-cell office:value-type="float" office:value="3.61">
                <text:p>3.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9">
                <text:p>3.9</text:p>
              </table:table-cell>
              <table:table-cell office:value-type="float" office:value="3.705">
                <text:p>3.705</text:p>
              </table:table-cell>
              <table:table-cell office:value-type="float" office:value="4.99999999999999">
                <text:p>4.99999999999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3.88">
                <text:p>3.88</text:p>
              </table:table-cell>
              <table:table-cell office:value-type="float" office:value="2.99999999999999">
                <text:p>2.999999999999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1">
                <text:p>4.1</text:p>
              </table:table-cell>
              <table:table-cell office:value-type="float" office:value="3.977">
                <text:p>3.9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2">
                <text:p>4.2</text:p>
              </table:table-cell>
              <table:table-cell office:value-type="float" office:value="4.158">
                <text:p>4.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3">
                <text:p>4.3</text:p>
              </table:table-cell>
              <table:table-cell office:value-type="float" office:value="4.257">
                <text:p>4.257</text:p>
              </table:table-cell>
              <table:table-cell office:value-type="float" office:value="0.999999999999972">
                <text:p>0.9999999999999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6">
                <text:p>4.6</text:p>
              </table:table-cell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7">
                <text:p>4.7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8">
                <text:p>4.8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1">
                <text:p>5.1</text:p>
              </table:table-cell>
              <table:table-cell office:value-type="float" office:value="5">
                <text:p>5</text:p>
              </table:table-cell>
              <table:table-cell office:value-type="float" office:value="1.96078431372548">
                <text:p>1.960784313725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1.2" chart:maximum="4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7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7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069cm" svg:height="15.5cm" xlink:href=".." xlink:type="simple" chart:class="chart:scatter" chart:style-name="ch1">
        <chart:legend svg:x="1.396cm" svg:y="0.91cm" style:legend-expansion="custom" chartooo:width="4.97cm" chartooo:height="1.148cm" style:legend-expansion-aspect-ratio="4.32926829268293" chart:style-name="ch2"/>
        <chart:plot-area chart:style-name="ch3" table:cell-range-address="Sheet1.A6:Sheet1.A53 Sheet1.H5:Sheet1.H53 Sheet1.J5:Sheet1.J53" chart:data-source-has-labels="row" svg:x="0.277cm" svg:y="0.44cm" svg:width="19.623cm" svg:height="14.949cm">
          <chartooo:coordinate-region svg:x="1.189cm" svg:y="0.653cm" svg:width="17.798cm" svg:height="14.063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5" chart:class="major"/>
          </chart:axis>
          <chart:axis chart:dimension="y" chart:name="secondary-y" chart:style-name="ch7"/>
          <chart:series chart:attached-axis="primary-y" chart:style-name="ch8" chart:values-cell-range-address="Sheet1.H6:Sheet1.H53" chart:label-cell-address="Sheet1.H5:Sheet1.H5" chart:class="chart:scatter">
            <chart:domain table:cell-range-address="Sheet1.A6:Sheet1.A53"/>
            <chart:data-point chart:repeated="48"/>
          </chart:series>
          <chart:series chart:attached-axis="secondary-y" chart:style-name="ch9" chart:values-cell-range-address="Sheet1.J6:Sheet1.J53" chart:label-cell-address="Sheet1.J5:Sheet1.J5" chart:class="chart:scatter">
            <chart:data-point chart:repeated="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utput voltage</text:p>
                <draw:g>
                  <svg:desc>Sheet1.H5:Sheet1.H5</svg:desc>
                </draw:g>
              </table:table-cell>
              <table:table-cell office:value-type="string">
                <text:p>Relative negative ratio(%)</text:p>
                <draw:g>
                  <svg:desc>Sheet1.J5:Sheet1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6:Sheet1.A53</svg:desc>
                </draw:g>
              </table:table-cell>
              <table:table-cell office:value-type="float" office:value="0">
                <text:p>0</text:p>
                <draw:g>
                  <svg:desc>Sheet1.H6:Sheet1.H53</svg:desc>
                </draw:g>
              </table:table-cell>
              <table:table-cell office:value-type="float" office:value="0">
                <text:p>0</text:p>
                <draw:g>
                  <svg:desc>Sheet1.J6:Sheet1.J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">
                <text:p>0.9</text:p>
              </table:table-cell>
              <table:table-cell office:value-type="float" office:value="0.72">
                <text:p>0.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">
                <text:p>1.1</text:p>
              </table:table-cell>
              <table:table-cell office:value-type="float" office:value="0.88">
                <text:p>0.8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0.936">
                <text:p>0.9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">
                <text:p>1.3</text:p>
              </table:table-cell>
              <table:table-cell office:value-type="float" office:value="1.014">
                <text:p>1.0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">
                <text:p>1.4</text:p>
              </table:table-cell>
              <table:table-cell office:value-type="float" office:value="1.12">
                <text:p>1.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">
                <text:p>1.5</text:p>
              </table:table-cell>
              <table:table-cell office:value-type="float" office:value="1.2">
                <text:p>1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">
                <text:p>1.6</text:p>
              </table:table-cell>
              <table:table-cell office:value-type="float" office:value="1.312">
                <text:p>1.3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">
                <text:p>1.7</text:p>
              </table:table-cell>
              <table:table-cell office:value-type="float" office:value="1.394">
                <text:p>1.3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">
                <text:p>1.8</text:p>
              </table:table-cell>
              <table:table-cell office:value-type="float" office:value="1.476">
                <text:p>1.4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9">
                <text:p>1.9</text:p>
              </table:table-cell>
              <table:table-cell office:value-type="float" office:value="1.596">
                <text:p>1.5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.68">
                <text:p>1.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">
                <text:p>2.1</text:p>
              </table:table-cell>
              <table:table-cell office:value-type="float" office:value="1.806">
                <text:p>1.8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">
                <text:p>2.2</text:p>
              </table:table-cell>
              <table:table-cell office:value-type="float" office:value="1.892">
                <text:p>1.8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">
                <text:p>2.3</text:p>
              </table:table-cell>
              <table:table-cell office:value-type="float" office:value="2.024">
                <text:p>2.0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">
                <text:p>2.4</text:p>
              </table:table-cell>
              <table:table-cell office:value-type="float" office:value="2.112">
                <text:p>2.1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5">
                <text:p>2.5</text:p>
              </table:table-cell>
              <table:table-cell office:value-type="float" office:value="2.2">
                <text:p>2.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6">
                <text:p>2.6</text:p>
              </table:table-cell>
              <table:table-cell office:value-type="float" office:value="2.34">
                <text:p>2.34</text:p>
              </table:table-cell>
              <table:table-cell office:value-type="float" office:value="9.99999999999999">
                <text:p>9.99999999999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">
                <text:p>2.7</text:p>
              </table:table-cell>
              <table:table-cell office:value-type="float" office:value="2.43">
                <text:p>2.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8">
                <text:p>2.8</text:p>
              </table:table-cell>
              <table:table-cell office:value-type="float" office:value="2.548">
                <text:p>2.548</text:p>
              </table:table-cell>
              <table:table-cell office:value-type="float" office:value="9.00000000000001">
                <text:p>9.00000000000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9">
                <text:p>2.9</text:p>
              </table:table-cell>
              <table:table-cell office:value-type="float" office:value="2.639">
                <text:p>2.639</text:p>
              </table:table-cell>
              <table:table-cell office:value-type="float" office:value="9.00000000000001">
                <text:p>9.00000000000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2.76">
                <text:p>2.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1">
                <text:p>3.1</text:p>
              </table:table-cell>
              <table:table-cell office:value-type="float" office:value="2.852">
                <text:p>2.8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2">
                <text:p>3.2</text:p>
              </table:table-cell>
              <table:table-cell office:value-type="float" office:value="2.944">
                <text:p>2.9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3">
                <text:p>3.3</text:p>
              </table:table-cell>
              <table:table-cell office:value-type="float" office:value="3.069">
                <text:p>3.0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162">
                <text:p>3.1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5">
                <text:p>3.5</text:p>
              </table:table-cell>
              <table:table-cell office:value-type="float" office:value="3.29">
                <text:p>3.29</text:p>
              </table:table-cell>
              <table:table-cell office:value-type="float" office:value="6.00000000000001">
                <text:p>6.00000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6">
                <text:p>3.6</text:p>
              </table:table-cell>
              <table:table-cell office:value-type="float" office:value="3.384">
                <text:p>3.3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7">
                <text:p>3.7</text:p>
              </table:table-cell>
              <table:table-cell office:value-type="float" office:value="3.515">
                <text:p>3.515</text:p>
              </table:table-cell>
              <table:table-cell office:value-type="float" office:value="5.00000000000001">
                <text:p>5.00000000000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8">
                <text:p>3.8</text:p>
              </table:table-cell>
              <table:table-cell office:value-type="float" office:value="3.61">
                <text:p>3.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9">
                <text:p>3.9</text:p>
              </table:table-cell>
              <table:table-cell office:value-type="float" office:value="3.705">
                <text:p>3.705</text:p>
              </table:table-cell>
              <table:table-cell office:value-type="float" office:value="4.99999999999999">
                <text:p>4.99999999999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3.88">
                <text:p>3.88</text:p>
              </table:table-cell>
              <table:table-cell office:value-type="float" office:value="2.99999999999999">
                <text:p>2.999999999999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1">
                <text:p>4.1</text:p>
              </table:table-cell>
              <table:table-cell office:value-type="float" office:value="3.977">
                <text:p>3.9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2">
                <text:p>4.2</text:p>
              </table:table-cell>
              <table:table-cell office:value-type="float" office:value="4.158">
                <text:p>4.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3">
                <text:p>4.3</text:p>
              </table:table-cell>
              <table:table-cell office:value-type="float" office:value="4.257">
                <text:p>4.257</text:p>
              </table:table-cell>
              <table:table-cell office:value-type="float" office:value="0.999999999999972">
                <text:p>0.9999999999999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6">
                <text:p>4.6</text:p>
              </table:table-cell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7">
                <text:p>4.7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8">
                <text:p>4.8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1">
                <text:p>5.1</text:p>
              </table:table-cell>
              <table:table-cell office:value-type="float" office:value="5">
                <text:p>5</text:p>
              </table:table-cell>
              <table:table-cell office:value-type="float" office:value="1.96078431372548">
                <text:p>1.960784313725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